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icrosoftSansSerif1" svg:font-family="MicrosoftSansSerif"/>
    <style:font-face style:name="Tahoma1" svg:font-family="Tahoma"/>
    <style:font-face style:name="Arial" svg:font-family="Arial" style:font-pitch="variable"/>
    <style:font-face style:name="Liberation Serif1" svg:font-family="'Liberation Serif'" style:font-pitch="variable"/>
    <style:font-face style:name="MicrosoftSansSerif" svg:font-family="MicrosoftSansSerif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9cm" svg:stroke-color="#000000" draw:stroke-linejoin="miter" svg:stroke-linecap="square" draw:fill="solid" draw:fill-color="#000000" fo:padding-top="0.004cm" fo:padding-bottom="0.004cm" fo:padding-left="0.004cm" fo:padding-right="0.004cm"/>
    </style:style>
    <style:style style:name="gr2" style:family="graphic" style:parent-style-name="standard">
      <style:graphic-properties draw:stroke="solid" svg:stroke-width="0.019cm" svg:stroke-color="#000000" draw:stroke-linejoin="miter" svg:stroke-linecap="square" draw:fill="none" fo:padding-top="0.009cm" fo:padding-bottom="0.009cm" fo:padding-left="0.009cm" fo:padding-right="0.009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3cm" fo:min-width="0.80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52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2.78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26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56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2.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29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41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49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308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28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2.64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2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83cm" fo:min-width="0.71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18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38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236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234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304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36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4.079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323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4.328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285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43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931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.225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986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812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.403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363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857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38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418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458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3.325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1.636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68cm" fo:min-width="0.514cm" fo:padding-top="0cm" fo:padding-bottom="0cm" fo:padding-left="0cm" fo:padding-right="0cm"/>
    </style:style>
    <style:style style:name="gr41" style:family="graphic" style:parent-style-name="standard">
      <style:graphic-properties draw:stroke="solid" svg:stroke-width="0.019cm" svg:stroke-color="#000000" draw:stroke-linejoin="miter" svg:stroke-linecap="round" draw:fill="solid" draw:fill-color="#000000" fo:padding-top="0.009cm" fo:padding-bottom="0.009cm" fo:padding-left="0.009cm" fo:padding-right="0.009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83cm" fo:min-width="0.62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04cm" fo:min-width="0.387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04cm" fo:min-width="0.243cm" fo:padding-top="0cm" fo:padding-bottom="0cm" fo:padding-left="0cm" fo:padding-right="0cm"/>
    </style:style>
    <style:style style:name="gr45" style:family="graphic" style:parent-style-name="standard">
      <style:graphic-properties draw:stroke="solid" svg:stroke-width="0.019cm" svg:stroke-color="#000000" draw:stroke-linejoin="round" svg:stroke-linecap="square" draw:fill="none" fo:padding-top="0.009cm" fo:padding-bottom="0.009cm" fo:padding-left="0.009cm" fo:padding-right="0.009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307cm" fo:padding-top="0cm" fo:padding-bottom="0cm" fo:padding-left="0cm" fo:padding-right="0cm"/>
    </style:style>
    <style:style style:name="gr47" style:family="graphic" style:parent-style-name="standard">
      <style:graphic-properties draw:stroke="solid" svg:stroke-width="0.019cm" svg:stroke-color="#000000" draw:marker-start="" draw:marker-end="" draw:stroke-linejoin="miter" svg:stroke-linecap="square" draw:fill="none" fo:padding-top="0.009cm" fo:padding-bottom="0.009cm" fo:padding-left="0.009cm" fo:padding-right="0.009cm"/>
    </style:style>
    <style:style style:name="gr48" style:family="graphic" style:parent-style-name="standard">
      <style:graphic-properties draw:stroke="none" svg:stroke-color="#000000" draw:fill="none" draw:fill-color="#ffffff" fo:min-height="0.6cm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9pt" style:font-size-asian="9pt" style:font-size-complex="9pt"/>
    </style:style>
    <style:style style:name="P5" style:family="paragraph">
      <loext:graphic-properties draw:fill="none"/>
      <style:text-properties fo:font-size="8.5pt" style:font-size-asian="8.5pt" style:font-size-complex="8.5pt"/>
    </style:style>
    <style:style style:name="P6" style:family="paragraph">
      <loext:graphic-properties draw:fill="none"/>
      <style:text-properties fo:font-size="6.19999980926514pt" style:font-size-asian="6.19999980926514pt" style:font-size-complex="6.19999980926514pt"/>
    </style:style>
    <style:style style:name="P7" style:family="paragraph">
      <loext:graphic-properties draw:fill="none"/>
      <style:text-properties fo:font-size="7.30000019073486pt" style:font-size-asian="7.30000019073486pt" style:font-size-complex="7.30000019073486pt"/>
    </style:style>
    <style:style style:name="P8" style:family="paragraph">
      <loext:graphic-properties draw:fill="none"/>
      <style:text-properties fo:font-size="5.09999990463257pt" style:font-size-asian="5.09999990463257pt" style:font-size-complex="5.09999990463257pt"/>
    </style:style>
    <style:style style:name="P9" style:family="paragraph">
      <style:text-properties fo:font-size="14pt" style:font-size-asian="24pt" style:font-size-complex="24pt"/>
    </style:style>
    <style:style style:name="P10" style:family="paragraph">
      <loext:graphic-properties draw:fill="none" draw:fill-color="#ffffff"/>
      <style:text-properties fo:font-size="14pt" style:font-size-asian="24pt" style:font-size-complex="24pt"/>
    </style:style>
    <style:style style:name="T1" style:family="text">
      <style:text-properties fo:color="#000000" style:font-name="Tahoma1" fo:font-size="9pt" fo:font-weight="bold" style:font-size-asian="9pt" style:font-name-complex="Tahoma1" style:font-size-complex="9pt" style:font-weight-complex="bold"/>
    </style:style>
    <style:style style:name="T2" style:family="text">
      <style:text-properties fo:color="#000000" style:font-name="Tahoma1" fo:font-size="8.5pt" fo:font-weight="bold" style:font-size-asian="8.5pt" style:font-name-complex="Tahoma1" style:font-size-complex="8.5pt" style:font-weight-complex="bold"/>
    </style:style>
    <style:style style:name="T3" style:family="text">
      <style:text-properties fo:color="#000000" style:font-name="Tahoma1" fo:font-size="6.19999980926514pt" style:font-size-asian="6.19999980926514pt" style:font-name-complex="Tahoma1" style:font-size-complex="6.19999980926514pt"/>
    </style:style>
    <style:style style:name="T4" style:family="text">
      <style:text-properties fo:color="#000000" style:font-name="Arial1" fo:font-size="7.30000019073486pt" style:font-size-asian="7.30000019073486pt" style:font-name-complex="Arial1" style:font-size-complex="7.30000019073486pt"/>
    </style:style>
    <style:style style:name="T5" style:family="text">
      <style:text-properties fo:color="#000000" style:font-name="Tahoma1" fo:font-size="8.5pt" style:font-size-asian="8.5pt" style:font-name-complex="Tahoma1" style:font-size-complex="8.5pt"/>
    </style:style>
    <style:style style:name="T6" style:family="text">
      <style:text-properties fo:color="#000000" style:font-name="Tahoma1" fo:font-size="7.30000019073486pt" style:font-size-asian="7.30000019073486pt" style:font-name-complex="Tahoma1" style:font-size-complex="7.30000019073486pt"/>
    </style:style>
    <style:style style:name="T7" style:family="text">
      <style:text-properties fo:color="#000000" style:font-name="MicrosoftSansSerif1" fo:font-size="5.09999990463257pt" style:font-size-asian="5.09999990463257pt" style:font-name-complex="MicrosoftSansSerif1" style:font-size-complex="5.09999990463257pt"/>
    </style:style>
    <style:style style:name="T8" style:family="text">
      <style:text-properties fo:color="#000000" style:font-name="MicrosoftSansSerif1" fo:font-size="6.19999980926514pt" style:font-size-asian="6.19999980926514pt" style:font-name-complex="MicrosoftSansSerif1" style:font-size-complex="6.199999809265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.419cm" svg:height="2.261cm" svg:x="5.152cm" svg:y="0.232cm" svg:viewBox="0 0 1420 2262" draw:points="0,1136 0,1126 1420,0 1420,2262">
          <text:p/>
        </draw:polygon>
        <draw:line draw:style-name="gr2" draw:text-style-name="P2" draw:layer="layout" svg:x1="3.553cm" svg:y1="1.362cm" svg:x2="5.142cm" svg:y2="1.362cm">
          <text:p/>
        </draw:line>
        <draw:frame draw:style-name="gr3" draw:text-style-name="P4" draw:layer="layout" svg:width="0.802cm" svg:height="0.383cm" svg:x="6.582cm" svg:y="1.14cm">
          <draw:text-box>
            <text:p text:style-name="P3"><text:span text:style-name="T1"><text:s/></text:span><text:span text:style-name="T1">3jab</text:span></text:p>
          </draw:text-box>
        </draw:frame>
        <draw:polygon draw:style-name="gr1" draw:text-style-name="P1" draw:layer="layout" svg:width="1.082cm" svg:height="0.159cm" svg:x="4.065cm" svg:y="2.602cm" svg:viewBox="0 0 1083 160" draw:points="0,86 0,76 1083,0 1083,160">
          <text:p/>
        </draw:polygon>
        <draw:line draw:style-name="gr2" draw:text-style-name="P2" draw:layer="layout" svg:x1="3.553cm" svg:y1="2.682cm" svg:x2="4.055cm" svg:y2="2.682cm">
          <text:p/>
        </draw:line>
        <draw:line draw:style-name="gr2" draw:text-style-name="P2" draw:layer="layout" svg:x1="3.543cm" svg:y1="1.362cm" svg:x2="3.543cm" svg:y2="2.012cm">
          <text:p/>
        </draw:line>
        <draw:line draw:style-name="gr2" draw:text-style-name="P2" draw:layer="layout" svg:x1="3.543cm" svg:y1="2.032cm" svg:x2="3.543cm" svg:y2="2.682cm">
          <text:p/>
        </draw:line>
        <draw:polyline draw:style-name="gr2" draw:text-style-name="P2" draw:layer="layout" svg:width="0.079cm" svg:height="0.476cm" svg:x="3.464cm" svg:y="2.022cm" svg:viewBox="0 0 80 477" draw:points="0,477 0,0 80,0">
          <text:p/>
        </draw:polyline>
        <draw:polyline draw:style-name="gr2" draw:text-style-name="P2" draw:layer="layout" svg:width="0.109cm" svg:height="0.258cm" svg:x="6.075cm" svg:y="2.87cm" svg:viewBox="0 0 110 259" draw:points="0,0 110,0 110,259 0,259">
          <text:p/>
        </draw:polyline>
        <draw:frame draw:style-name="gr4" draw:text-style-name="P5" draw:layer="layout" svg:width="0.527cm" svg:height="0.366cm" svg:x="5.157cm" svg:y="2.474cm">
          <draw:text-box>
            <text:p text:style-name="P3"><text:span text:style-name="T2"><text:s/></text:span><text:span text:style-name="T2">3ci</text:span></text:p>
          </draw:text-box>
        </draw:frame>
        <draw:frame draw:style-name="gr5" draw:text-style-name="P6" draw:layer="layout" svg:width="2.783cm" svg:height="0.268cm" svg:x="6.249cm" svg:y="2.846cm">
          <draw:text-box>
            <text:p text:style-name="P3"><text:span text:style-name="T3">TR19. <text:s/>3h.FRA.hum.CG.2007</text:span></text:p>
          </draw:text-box>
        </draw:frame>
        <draw:line draw:style-name="gr2" draw:text-style-name="P2" draw:layer="layout" svg:x1="3.474cm" svg:y1="2.999cm" svg:x2="4.566cm" svg:y2="2.999cm">
          <text:p/>
        </draw:line>
        <draw:line draw:style-name="gr2" draw:text-style-name="P2" draw:layer="layout" svg:x1="3.464cm" svg:y1="2.518cm" svg:x2="3.464cm" svg:y2="2.999cm">
          <text:p/>
        </draw:line>
        <draw:polyline draw:style-name="gr2" draw:text-style-name="P2" draw:layer="layout" svg:width="0.789cm" svg:height="0.382cm" svg:x="2.675cm" svg:y="2.508cm" svg:viewBox="0 0 790 383" draw:points="0,383 0,0 790,0">
          <text:p/>
        </draw:polyline>
        <draw:polyline draw:style-name="gr2" draw:text-style-name="P2" draw:layer="layout" svg:width="0.109cm" svg:height="0.258cm" svg:x="5.082cm" svg:y="3.168cm" svg:viewBox="0 0 110 259" draw:points="0,0 110,0 110,259 0,259">
          <text:p/>
        </draw:polyline>
        <draw:frame draw:style-name="gr6" draw:text-style-name="P7" draw:layer="layout" svg:width="1.268cm" svg:height="0.289cm" svg:x="4.576cm" svg:y="2.841cm">
          <draw:text-box>
            <text:p text:style-name="P3"><text:span text:style-name="T4"><text:s/></text:span><text:span text:style-name="T4">JQ013794</text:span></text:p>
          </draw:text-box>
        </draw:frame>
        <draw:frame draw:style-name="gr7" draw:text-style-name="P6" draw:layer="layout" svg:width="3.562cm" svg:height="0.268cm" svg:x="5.256cm" svg:y="3.144cm">
          <draw:text-box>
            <text:p text:style-name="P3"><text:span text:style-name="T3">FR-SHEV3c-like. 3h.FRA.pig.CG.2006</text:span></text:p>
          </draw:text-box>
        </draw:frame>
        <draw:line draw:style-name="gr2" draw:text-style-name="P2" draw:layer="layout" svg:x1="2.685cm" svg:y1="3.297cm" svg:x2="3.573cm" svg:y2="3.297cm">
          <text:p/>
        </draw:line>
        <draw:line draw:style-name="gr2" draw:text-style-name="P2" draw:layer="layout" svg:x1="2.675cm" svg:y1="2.91cm" svg:x2="2.675cm" svg:y2="3.297cm">
          <text:p/>
        </draw:line>
        <draw:polyline draw:style-name="gr2" draw:text-style-name="P2" draw:layer="layout" svg:width="1.157cm" svg:height="0.873cm" svg:x="1.518cm" svg:y="2.9cm" svg:viewBox="0 0 1158 874" draw:points="0,874 0,0 1158,0">
          <text:p/>
        </draw:polyline>
        <draw:polyline draw:style-name="gr2" draw:text-style-name="P2" draw:layer="layout" svg:width="0.11cm" svg:height="0.258cm" svg:x="6.829cm" svg:y="3.465cm" svg:viewBox="0 0 111 259" draw:points="0,0 111,0 111,259 0,259">
          <text:p/>
        </draw:polyline>
        <draw:frame draw:style-name="gr6" draw:text-style-name="P7" draw:layer="layout" svg:width="1.268cm" svg:height="0.289cm" svg:x="3.584cm" svg:y="3.138cm">
          <draw:text-box>
            <text:p text:style-name="P3"><text:span text:style-name="T4"><text:s/></text:span><text:span text:style-name="T4">JQ953664</text:span></text:p>
          </draw:text-box>
        </draw:frame>
        <draw:frame draw:style-name="gr8" draw:text-style-name="P6" draw:layer="layout" svg:width="2.5cm" svg:height="0.268cm" svg:x="7.004cm" svg:y="3.441cm">
          <draw:text-box>
            <text:p text:style-name="P3"><text:span text:style-name="T3">swX07-E1. 3f.SWE.pig.CG</text:span></text:p>
          </draw:text-box>
        </draw:frame>
        <draw:line draw:style-name="gr2" draw:text-style-name="P2" draw:layer="layout" svg:x1="4.804cm" svg:y1="3.594cm" svg:x2="5.281cm" svg:y2="3.594cm">
          <text:p/>
        </draw:line>
        <draw:frame draw:style-name="gr9" draw:text-style-name="P7" draw:layer="layout" svg:width="1.297cm" svg:height="0.289cm" svg:x="5.291cm" svg:y="3.436cm">
          <draw:text-box>
            <text:p text:style-name="P3"><text:span text:style-name="T4"><text:s/></text:span><text:span text:style-name="T4">EU360977</text:span></text:p>
          </draw:text-box>
        </draw:frame>
        <draw:polygon draw:style-name="gr1" draw:text-style-name="P1" draw:layer="layout" svg:width="0.943cm" svg:height="0.595cm" svg:x="6.373cm" svg:y="3.763cm" svg:viewBox="0 0 944 596" draw:points="0,304 0,294 944,0 944,596">
          <text:p/>
        </draw:polygon>
        <draw:line draw:style-name="gr2" draw:text-style-name="P2" draw:layer="layout" svg:x1="5.425cm" svg:y1="4.061cm" svg:x2="6.363cm" svg:y2="4.061cm">
          <text:p/>
        </draw:line>
        <draw:frame draw:style-name="gr10" draw:text-style-name="P5" draw:layer="layout" svg:width="0.417cm" svg:height="0.366cm" svg:x="7.326cm" svg:y="3.853cm">
          <draw:text-box>
            <text:p text:style-name="P3"><text:span text:style-name="T5"><text:s/></text:span><text:span text:style-name="T5">3e</text:span></text:p>
          </draw:text-box>
        </draw:frame>
        <draw:polygon draw:style-name="gr1" draw:text-style-name="P1" draw:layer="layout" svg:width="1.112cm" svg:height="0.635cm" svg:x="5.752cm" svg:y="4.398cm" svg:viewBox="0 0 1113 636" draw:points="0,322 0,312 1113,0 1113,636">
          <text:p/>
        </draw:polygon>
        <draw:line draw:style-name="gr2" draw:text-style-name="P2" draw:layer="layout" svg:x1="5.425cm" svg:y1="4.715cm" svg:x2="5.742cm" svg:y2="4.715cm">
          <text:p/>
        </draw:line>
        <draw:line draw:style-name="gr2" draw:text-style-name="P2" draw:layer="layout" svg:x1="5.415cm" svg:y1="4.061cm" svg:x2="5.415cm" svg:y2="4.378cm">
          <text:p/>
        </draw:line>
        <draw:line draw:style-name="gr2" draw:text-style-name="P2" draw:layer="layout" svg:x1="5.415cm" svg:y1="4.398cm" svg:x2="5.415cm" svg:y2="4.715cm">
          <text:p/>
        </draw:line>
        <draw:polyline draw:style-name="gr2" draw:text-style-name="P2" draw:layer="layout" svg:width="0.621cm" svg:height="0.387cm" svg:x="4.794cm" svg:y="4.001cm" svg:viewBox="0 0 622 388" draw:points="0,0 0,388 622,388">
          <text:p/>
        </draw:polyline>
        <draw:line draw:style-name="gr2" draw:text-style-name="P2" draw:layer="layout" svg:x1="4.794cm" svg:y1="3.594cm" svg:x2="4.794cm" svg:y2="3.981cm">
          <text:p/>
        </draw:line>
        <draw:line draw:style-name="gr2" draw:text-style-name="P2" draw:layer="layout" svg:x1="3.489cm" svg:y1="3.991cm" svg:x2="4.794cm" svg:y2="3.991cm">
          <text:p/>
        </draw:line>
        <draw:polyline draw:style-name="gr2" draw:text-style-name="P2" draw:layer="layout" svg:width="0.109cm" svg:height="0.257cm" svg:x="10.736cm" svg:y="5.073cm" svg:viewBox="0 0 110 258" draw:points="0,0 110,0 110,258 0,258">
          <text:p/>
        </draw:polyline>
        <draw:frame draw:style-name="gr11" draw:text-style-name="P5" draw:layer="layout" svg:width="0.357cm" svg:height="0.366cm" svg:x="6.875cm" svg:y="4.508cm">
          <draw:text-box>
            <text:p text:style-name="P3"><text:span text:style-name="T5"><text:s/></text:span><text:span text:style-name="T5">3f</text:span></text:p>
          </draw:text-box>
        </draw:frame>
        <draw:frame draw:style-name="gr12" draw:text-style-name="P6" draw:layer="layout" svg:width="3.308cm" svg:height="0.268cm" svg:x="10.91cm" svg:y="5.048cm">
          <draw:text-box>
            <text:p text:style-name="P3"><text:span text:style-name="T3">K081. 3g.DEU.NW.rabbit.FLI.2015</text:span></text:p>
          </draw:text-box>
        </draw:frame>
        <draw:line draw:style-name="gr2" draw:text-style-name="P2" draw:layer="layout" svg:x1="4.556cm" svg:y1="5.201cm" svg:x2="8.864cm" svg:y2="5.201cm">
          <text:p/>
        </draw:line>
        <draw:polyline draw:style-name="gr2" draw:text-style-name="P2" draw:layer="layout" svg:width="0.11cm" svg:height="0.258cm" svg:x="6.814cm" svg:y="5.37cm" svg:viewBox="0 0 111 259" draw:points="0,0 111,0 111,259 0,259">
          <text:p/>
        </draw:polyline>
        <draw:frame draw:style-name="gr13" draw:text-style-name="P7" draw:layer="layout" svg:width="1.281cm" svg:height="0.289cm" svg:x="9.198cm" svg:y="5.043cm">
          <draw:text-box>
            <text:p text:style-name="P3"><text:span text:style-name="T4"><text:s/></text:span><text:span text:style-name="T4">KY092465</text:span></text:p>
          </draw:text-box>
        </draw:frame>
        <draw:frame draw:style-name="gr14" draw:text-style-name="P6" draw:layer="layout" svg:width="2.648cm" svg:height="0.268cm" svg:x="6.989cm" svg:y="5.346cm">
          <draw:text-box>
            <text:p text:style-name="P3"><text:span text:style-name="T3">Osh 205. 3g.KGZ.pig(*).CG</text:span></text:p>
          </draw:text-box>
        </draw:frame>
        <draw:line draw:style-name="gr2" draw:text-style-name="P2" draw:layer="layout" svg:x1="4.556cm" svg:y1="5.499cm" svg:x2="5.286cm" svg:y2="5.499cm">
          <text:p/>
        </draw:line>
        <draw:polyline draw:style-name="gr2" draw:text-style-name="P2" draw:layer="layout" svg:width="0.149cm" svg:height="0.555cm" svg:x="14.349cm" svg:y="5.073cm" svg:viewBox="0 0 150 556" draw:points="0,0 150,0 150,556 0,556">
          <text:p/>
        </draw:polyline>
        <draw:frame draw:style-name="gr6" draw:text-style-name="P7" draw:layer="layout" svg:width="1.268cm" svg:height="0.289cm" svg:x="5.296cm" svg:y="5.341cm">
          <draw:text-box>
            <text:p text:style-name="P3"><text:span text:style-name="T4"><text:s/></text:span><text:span text:style-name="T4">AF455784</text:span></text:p>
          </draw:text-box>
        </draw:frame>
        <draw:line draw:style-name="gr2" draw:text-style-name="P2" draw:layer="layout" svg:x1="4.546cm" svg:y1="5.201cm" svg:x2="4.546cm" svg:y2="5.34cm">
          <text:p/>
        </draw:line>
        <draw:line draw:style-name="gr2" draw:text-style-name="P2" draw:layer="layout" svg:x1="4.546cm" svg:y1="5.36cm" svg:x2="4.546cm" svg:y2="5.499cm">
          <text:p/>
        </draw:line>
        <draw:line draw:style-name="gr2" draw:text-style-name="P2" draw:layer="layout" svg:x1="3.489cm" svg:y1="5.35cm" svg:x2="4.546cm" svg:y2="5.35cm">
          <text:p/>
        </draw:line>
        <draw:polyline draw:style-name="gr2" draw:text-style-name="P2" draw:layer="layout" svg:width="0.159cm" svg:height="2.163cm" svg:x="15.084cm" svg:y="3.465cm" svg:viewBox="0 0 160 2164" draw:points="0,0 160,0 160,2164 0,2164">
          <text:p/>
        </draw:polyline>
        <draw:frame draw:style-name="gr15" draw:text-style-name="P5" draw:layer="layout" svg:width="0.332cm" svg:height="0.366cm" svg:x="14.583cm" svg:y="5.142cm">
          <draw:text-box>
            <text:p text:style-name="P3"><text:span text:style-name="T5">3g</text:span></text:p>
          </draw:text-box>
        </draw:frame>
        <draw:line draw:style-name="gr2" draw:text-style-name="P2" draw:layer="layout" svg:x1="3.479cm" svg:y1="3.991cm" svg:x2="3.479cm" svg:y2="4.661cm">
          <text:p/>
        </draw:line>
        <draw:line draw:style-name="gr2" draw:text-style-name="P2" draw:layer="layout" svg:x1="3.479cm" svg:y1="4.681cm" svg:x2="3.479cm" svg:y2="5.35cm">
          <text:p/>
        </draw:line>
        <draw:line draw:style-name="gr2" draw:text-style-name="P2" draw:layer="layout" svg:x1="1.528cm" svg:y1="4.671cm" svg:x2="3.479cm" svg:y2="4.671cm">
          <text:p/>
        </draw:line>
        <draw:line draw:style-name="gr2" draw:text-style-name="P2" draw:layer="layout" svg:x1="1.518cm" svg:y1="3.793cm" svg:x2="1.518cm" svg:y2="4.671cm">
          <text:p/>
        </draw:line>
        <draw:polyline draw:style-name="gr2" draw:text-style-name="P2" draw:layer="layout" svg:width="1.32cm" svg:height="2.589cm" svg:x="0.198cm" svg:y="3.783cm" svg:viewBox="0 0 1321 2590" draw:points="0,2590 0,0 1321,0">
          <text:p/>
        </draw:polyline>
        <draw:polyline draw:style-name="gr2" draw:text-style-name="P2" draw:layer="layout" svg:width="0.109cm" svg:height="0.258cm" svg:x="4.943cm" svg:y="5.668cm" svg:viewBox="0 0 110 259" draw:points="0,0 110,0 110,259 0,259">
          <text:p/>
        </draw:polyline>
        <draw:frame draw:style-name="gr16" draw:text-style-name="P4" draw:layer="layout" svg:width="0.717cm" svg:height="0.383cm" svg:x="15.333cm" svg:y="4.324cm">
          <draw:text-box>
            <text:p text:style-name="P3"><text:span text:style-name="T1">3feg</text:span></text:p>
          </draw:text-box>
        </draw:frame>
        <draw:frame draw:style-name="gr17" draw:text-style-name="P6" draw:layer="layout" svg:width="3.181cm" svg:height="0.268cm" svg:x="5.117cm" svg:y="5.643cm">
          <draw:text-box>
            <text:p text:style-name="P3"><text:span text:style-name="T3">W1-11. <text:s/>Rab.FRA.rabbit.CG.2007</text:span></text:p>
          </draw:text-box>
        </draw:frame>
        <draw:line draw:style-name="gr2" draw:text-style-name="P2" draw:layer="layout" svg:x1="1.985cm" svg:y1="5.797cm" svg:x2="3.434cm" svg:y2="5.797cm">
          <text:p/>
        </draw:line>
        <draw:polyline draw:style-name="gr2" draw:text-style-name="P2" draw:layer="layout" svg:width="0.109cm" svg:height="0.258cm" svg:x="4.571cm" svg:y="5.965cm" svg:viewBox="0 0 110 259" draw:points="0,0 110,0 110,259 0,259">
          <text:p/>
        </draw:polyline>
        <draw:frame draw:style-name="gr6" draw:text-style-name="P7" draw:layer="layout" svg:width="1.268cm" svg:height="0.289cm" svg:x="3.445cm" svg:y="5.638cm">
          <draw:text-box>
            <text:p text:style-name="P3"><text:span text:style-name="T4"><text:s/></text:span><text:span text:style-name="T4">JQ013791</text:span></text:p>
          </draw:text-box>
        </draw:frame>
        <draw:frame draw:style-name="gr17" draw:text-style-name="P6" draw:layer="layout" svg:width="3.181cm" svg:height="0.268cm" svg:x="4.745cm" svg:y="5.941cm">
          <draw:text-box>
            <text:p text:style-name="P3"><text:span text:style-name="T3">W7-57. <text:s/>Rab.FRA.rabbit.CG.2007</text:span></text:p>
          </draw:text-box>
        </draw:frame>
        <draw:line draw:style-name="gr2" draw:text-style-name="P2" draw:layer="layout" svg:x1="1.985cm" svg:y1="6.094cm" svg:x2="3.062cm" svg:y2="6.094cm">
          <text:p/>
        </draw:line>
        <draw:polyline draw:style-name="gr2" draw:text-style-name="P2" draw:layer="layout" svg:width="0.109cm" svg:height="0.555cm" svg:x="8.418cm" svg:y="5.668cm" svg:viewBox="0 0 110 556" draw:points="0,0 110,0 110,556 0,556">
          <text:p/>
        </draw:polyline>
        <draw:frame draw:style-name="gr6" draw:text-style-name="P7" draw:layer="layout" svg:width="1.268cm" svg:height="0.289cm" svg:x="3.072cm" svg:y="5.936cm">
          <draw:text-box>
            <text:p text:style-name="P3"><text:span text:style-name="T4"><text:s/></text:span><text:span text:style-name="T4">JQ013792</text:span></text:p>
          </draw:text-box>
        </draw:frame>
        <draw:line draw:style-name="gr2" draw:text-style-name="P2" draw:layer="layout" svg:x1="1.975cm" svg:y1="5.797cm" svg:x2="1.975cm" svg:y2="5.936cm">
          <text:p/>
        </draw:line>
        <draw:line draw:style-name="gr2" draw:text-style-name="P2" draw:layer="layout" svg:x1="1.975cm" svg:y1="5.955cm" svg:x2="1.975cm" svg:y2="6.094cm">
          <text:p/>
        </draw:line>
        <draw:line draw:style-name="gr2" draw:text-style-name="P2" draw:layer="layout" svg:x1="0.799cm" svg:y1="5.946cm" svg:x2="1.975cm" svg:y2="5.946cm">
          <text:p/>
        </draw:line>
        <draw:polyline draw:style-name="gr2" draw:text-style-name="P2" draw:layer="layout" svg:width="0.11cm" svg:height="0.258cm" svg:x="4.923cm" svg:y="6.263cm" svg:viewBox="0 0 111 259" draw:points="0,0 111,0 111,259 0,259">
          <text:p/>
        </draw:polyline>
        <draw:frame draw:style-name="gr18" draw:text-style-name="P6" draw:layer="layout" svg:width="0.383cm" svg:height="0.268cm" svg:x="8.592cm" svg:y="5.792cm">
          <draw:text-box>
            <text:p text:style-name="P3"><text:span text:style-name="T3">FRA</text:span></text:p>
          </draw:text-box>
        </draw:frame>
        <draw:frame draw:style-name="gr19" draw:text-style-name="P6" draw:layer="layout" svg:width="3.236cm" svg:height="0.268cm" svg:x="5.098cm" svg:y="6.239cm">
          <draw:text-box>
            <text:p text:style-name="P3"><text:span text:style-name="T3">CHN-BJ-R14. <text:s/>Rab.CHN.rabbit.CG</text:span></text:p>
          </draw:text-box>
        </draw:frame>
        <draw:polyline draw:style-name="gr2" draw:text-style-name="P2" draw:layer="layout" svg:width="0cm" svg:height="0cm" svg:x="3.484cm" svg:y="6.392cm" svg:viewBox="0 0 0 0" draw:points="0,0">
          <text:p/>
        </draw:polyline>
        <draw:polyline draw:style-name="gr2" draw:text-style-name="P2" draw:layer="layout" svg:width="0.109cm" svg:height="0.257cm" svg:x="4.983cm" svg:y="6.561cm" svg:viewBox="0 0 110 258" draw:points="0,0 110,0 110,258 0,258">
          <text:p/>
        </draw:polyline>
        <draw:frame draw:style-name="gr20" draw:text-style-name="P7" draw:layer="layout" svg:width="1.234cm" svg:height="0.289cm" svg:x="3.484cm" svg:y="6.233cm">
          <draw:text-box>
            <text:p text:style-name="P3"><text:span text:style-name="T4"><text:s/></text:span><text:span text:style-name="T4">JX109834</text:span></text:p>
          </draw:text-box>
        </draw:frame>
        <draw:frame draw:style-name="gr21" draw:text-style-name="P6" draw:layer="layout" svg:width="3.304cm" svg:height="0.268cm" svg:x="5.157cm" svg:y="6.536cm">
          <draw:text-box>
            <text:p text:style-name="P3"><text:span text:style-name="T3">CHN-BJ-rb14. <text:s/>Rab.CHN.rabbit.CG</text:span></text:p>
          </draw:text-box>
        </draw:frame>
        <draw:polyline draw:style-name="gr2" draw:text-style-name="P2" draw:layer="layout" svg:width="0cm" svg:height="0cm" svg:x="3.484cm" svg:y="6.69cm" svg:viewBox="0 0 0 0" draw:points="0,0">
          <text:p/>
        </draw:polyline>
        <draw:line draw:style-name="gr2" draw:text-style-name="P2" draw:layer="layout" svg:x1="3.474cm" svg:y1="6.392cm" svg:x2="3.474cm" svg:y2="6.531cm">
          <text:p/>
        </draw:line>
        <draw:line draw:style-name="gr2" draw:text-style-name="P2" draw:layer="layout" svg:x1="3.474cm" svg:y1="6.551cm" svg:x2="3.474cm" svg:y2="6.69cm">
          <text:p/>
        </draw:line>
        <draw:polyline draw:style-name="gr2" draw:text-style-name="P2" draw:layer="layout" svg:width="0.05cm" svg:height="0.213cm" svg:x="3.424cm" svg:y="6.541cm" svg:viewBox="0 0 51 214" draw:points="0,214 0,0 51,0">
          <text:p/>
        </draw:polyline>
        <draw:polyline draw:style-name="gr2" draw:text-style-name="P2" draw:layer="layout" svg:width="0.11cm" svg:height="0.258cm" svg:x="4.918cm" svg:y="6.858cm" svg:viewBox="0 0 111 259" draw:points="0,0 111,0 111,259 0,259">
          <text:p/>
        </draw:polyline>
        <draw:frame draw:style-name="gr6" draw:text-style-name="P7" draw:layer="layout" svg:width="1.268cm" svg:height="0.289cm" svg:x="3.484cm" svg:y="6.531cm">
          <draw:text-box>
            <text:p text:style-name="P3"><text:span text:style-name="T4"><text:s/></text:span><text:span text:style-name="T4">JQ768461</text:span></text:p>
          </draw:text-box>
        </draw:frame>
        <draw:frame draw:style-name="gr22" draw:text-style-name="P6" draw:layer="layout" svg:width="3.368cm" svg:height="0.268cm" svg:x="5.093cm" svg:y="6.834cm">
          <draw:text-box>
            <text:p text:style-name="P3"><text:span text:style-name="T3">CHN-BJ-R14. Rab.CHN.monkey.CG</text:span></text:p>
          </draw:text-box>
        </draw:frame>
        <draw:line draw:style-name="gr2" draw:text-style-name="P2" draw:layer="layout" svg:x1="3.434cm" svg:y1="6.987cm" svg:x2="3.469cm" svg:y2="6.987cm">
          <text:p/>
        </draw:line>
        <draw:line draw:style-name="gr2" draw:text-style-name="P2" draw:layer="layout" svg:x1="3.424cm" svg:y1="6.774cm" svg:x2="3.424cm" svg:y2="6.987cm">
          <text:p/>
        </draw:line>
        <draw:polyline draw:style-name="gr2" draw:text-style-name="P2" draw:layer="layout" svg:width="0.049cm" svg:height="0.248cm" svg:x="3.375cm" svg:y="6.764cm" svg:viewBox="0 0 50 249" draw:points="0,249 0,0 50,0">
          <text:p/>
        </draw:polyline>
        <draw:polyline draw:style-name="gr2" draw:text-style-name="P2" draw:layer="layout" svg:width="0.109cm" svg:height="0.258cm" svg:x="4.993cm" svg:y="7.156cm" svg:viewBox="0 0 110 259" draw:points="0,0 110,0 110,259 0,259">
          <text:p/>
        </draw:polyline>
        <draw:frame draw:style-name="gr20" draw:text-style-name="P7" draw:layer="layout" svg:width="1.234cm" svg:height="0.289cm" svg:x="3.479cm" svg:y="6.829cm">
          <draw:text-box>
            <text:p text:style-name="P3"><text:span text:style-name="T4"><text:s/></text:span><text:span text:style-name="T4">JX121233</text:span></text:p>
          </draw:text-box>
        </draw:frame>
        <draw:frame draw:style-name="gr23" draw:text-style-name="P6" draw:layer="layout" svg:width="4.079cm" svg:height="0.268cm" svg:x="5.167cm" svg:y="7.131cm">
          <draw:text-box>
            <text:p text:style-name="P3"><text:span text:style-name="T3">ch-bj-n1. <text:s/>Rab.CHN.Gansu.rabbit.CG.2009</text:span></text:p>
          </draw:text-box>
        </draw:frame>
        <draw:line draw:style-name="gr2" draw:text-style-name="P2" draw:layer="layout" svg:x1="3.385cm" svg:y1="7.285cm" svg:x2="3.424cm" svg:y2="7.285cm">
          <text:p/>
        </draw:line>
        <draw:line draw:style-name="gr2" draw:text-style-name="P2" draw:layer="layout" svg:x1="3.375cm" svg:y1="7.032cm" svg:x2="3.375cm" svg:y2="7.285cm">
          <text:p/>
        </draw:line>
        <draw:polyline draw:style-name="gr2" draw:text-style-name="P2" draw:layer="layout" svg:width="0.447cm" svg:height="0.268cm" svg:x="2.928cm" svg:y="7.022cm" svg:viewBox="0 0 448 269" draw:points="0,269 0,0 448,0">
          <text:p/>
        </draw:polyline>
        <draw:polyline draw:style-name="gr2" draw:text-style-name="P2" draw:layer="layout" svg:width="0.109cm" svg:height="0.258cm" svg:x="4.581cm" svg:y="7.453cm" svg:viewBox="0 0 110 259" draw:points="0,0 110,0 110,259 0,259">
          <text:p/>
        </draw:polyline>
        <draw:frame draw:style-name="gr24" draw:text-style-name="P7" draw:layer="layout" svg:width="1.323cm" svg:height="0.289cm" svg:x="3.435cm" svg:y="7.126cm">
          <draw:text-box>
            <text:p text:style-name="P3"><text:span text:style-name="T4"><text:s/></text:span><text:span text:style-name="T4">GU937805</text:span></text:p>
          </draw:text-box>
        </draw:frame>
        <draw:frame draw:style-name="gr25" draw:text-style-name="P6" draw:layer="layout" svg:width="4.328cm" svg:height="0.268cm" svg:x="4.755cm" svg:y="7.429cm">
          <draw:text-box>
            <text:p text:style-name="P3"><text:span text:style-name="T3">rbIM022. <text:s/>Rab.CHN.InnMong.rabbit.CG.2011</text:span></text:p>
          </draw:text-box>
        </draw:frame>
        <draw:line draw:style-name="gr2" draw:text-style-name="P2" draw:layer="layout" svg:x1="2.938cm" svg:y1="7.582cm" svg:x2="3.032cm" svg:y2="7.582cm">
          <text:p/>
        </draw:line>
        <draw:polyline draw:style-name="gr2" draw:text-style-name="P2" draw:layer="layout" svg:width="0.109cm" svg:height="1.448cm" svg:x="9.321cm" svg:y="6.263cm" svg:viewBox="0 0 110 1449" draw:points="0,0 110,0 110,1449 0,1449">
          <text:p/>
        </draw:polyline>
        <draw:frame draw:style-name="gr26" draw:text-style-name="P7" draw:layer="layout" svg:width="1.285cm" svg:height="0.289cm" svg:x="3.043cm" svg:y="7.424cm">
          <draw:text-box>
            <text:p text:style-name="P3"><text:span text:style-name="T4"><text:s/></text:span><text:span text:style-name="T4">AB740221</text:span></text:p>
          </draw:text-box>
        </draw:frame>
        <draw:line draw:style-name="gr2" draw:text-style-name="P2" draw:layer="layout" svg:x1="2.928cm" svg:y1="7.31cm" svg:x2="2.928cm" svg:y2="7.582cm">
          <text:p/>
        </draw:line>
        <draw:line draw:style-name="gr2" draw:text-style-name="P2" draw:layer="layout" svg:x1="1.985cm" svg:y1="7.3cm" svg:x2="2.928cm" svg:y2="7.3cm">
          <text:p/>
        </draw:line>
        <draw:polyline draw:style-name="gr2" draw:text-style-name="P2" draw:layer="layout" svg:width="0.11cm" svg:height="0.258cm" svg:x="4.66cm" svg:y="7.751cm" svg:viewBox="0 0 111 259" draw:points="0,0 111,0 111,259 0,259">
          <text:p/>
        </draw:polyline>
        <draw:frame draw:style-name="gr27" draw:text-style-name="P6" draw:layer="layout" svg:width="0.43cm" svg:height="0.268cm" svg:x="9.495cm" svg:y="6.834cm">
          <draw:text-box>
            <text:p text:style-name="P3"><text:span text:style-name="T3">CHN</text:span></text:p>
          </draw:text-box>
        </draw:frame>
        <draw:frame draw:style-name="gr28" draw:text-style-name="P6" draw:layer="layout" svg:width="3.931cm" svg:height="0.268cm" svg:x="4.835cm" svg:y="7.727cm">
          <draw:text-box>
            <text:p text:style-name="P3"><text:span text:style-name="T3">GDC46. <text:s/>Rab.CHN.Gansu.rabbit.CG.2008</text:span></text:p>
          </draw:text-box>
        </draw:frame>
        <draw:line draw:style-name="gr2" draw:text-style-name="P2" draw:layer="layout" svg:x1="1.985cm" svg:y1="7.88cm" svg:x2="3.191cm" svg:y2="7.88cm">
          <text:p/>
        </draw:line>
        <draw:line draw:style-name="gr2" draw:text-style-name="P2" draw:layer="layout" svg:x1="1.975cm" svg:y1="7.3cm" svg:x2="1.975cm" svg:y2="7.577cm">
          <text:p/>
        </draw:line>
        <draw:line draw:style-name="gr2" draw:text-style-name="P2" draw:layer="layout" svg:x1="1.975cm" svg:y1="7.597cm" svg:x2="1.975cm" svg:y2="7.88cm">
          <text:p/>
        </draw:line>
        <draw:polyline draw:style-name="gr2" draw:text-style-name="P2" draw:layer="layout" svg:width="0.124cm" svg:height="0.432cm" svg:x="1.851cm" svg:y="7.587cm" svg:viewBox="0 0 125 433" draw:points="0,433 0,0 125,0">
          <text:p/>
        </draw:polyline>
        <draw:polyline draw:style-name="gr2" draw:text-style-name="P2" draw:layer="layout" svg:width="0.11cm" svg:height="0.257cm" svg:x="5.747cm" svg:y="8.049cm" svg:viewBox="0 0 111 258" draw:points="0,0 111,0 111,258 0,258">
          <text:p/>
        </draw:polyline>
        <draw:frame draw:style-name="gr29" draw:text-style-name="P7" draw:layer="layout" svg:width="1.225cm" svg:height="0.289cm" svg:x="3.202cm" svg:y="7.721cm">
          <draw:text-box>
            <text:p text:style-name="P3"><text:span text:style-name="T4"><text:s/></text:span><text:span text:style-name="T4">FJ906896</text:span></text:p>
          </draw:text-box>
        </draw:frame>
        <draw:frame draw:style-name="gr30" draw:text-style-name="P6" draw:layer="layout" svg:width="3.986cm" svg:height="0.268cm" svg:x="5.922cm" svg:y="8.024cm">
          <draw:text-box>
            <text:p text:style-name="P3"><text:span text:style-name="T3">CMC-1. <text:s/>Rab.USA.Virginia.rabbit.CG.2010</text:span></text:p>
          </draw:text-box>
        </draw:frame>
        <draw:line draw:style-name="gr2" draw:text-style-name="P2" draw:layer="layout" svg:x1="2.69cm" svg:y1="8.178cm" svg:x2="4.298cm" svg:y2="8.178cm">
          <text:p/>
        </draw:line>
        <draw:polyline draw:style-name="gr2" draw:text-style-name="P2" draw:layer="layout" svg:width="0.109cm" svg:height="0.258cm" svg:x="6.12cm" svg:y="8.346cm" svg:viewBox="0 0 110 259" draw:points="0,0 110,0 110,259 0,259">
          <text:p/>
        </draw:polyline>
        <draw:frame draw:style-name="gr20" draw:text-style-name="P7" draw:layer="layout" svg:width="1.234cm" svg:height="0.289cm" svg:x="4.308cm" svg:y="8.019cm">
          <draw:text-box>
            <text:p text:style-name="P3"><text:span text:style-name="T4"><text:s/></text:span><text:span text:style-name="T4">JX565469</text:span></text:p>
          </draw:text-box>
        </draw:frame>
        <draw:frame draw:style-name="gr25" draw:text-style-name="P6" draw:layer="layout" svg:width="4.328cm" svg:height="0.268cm" svg:x="6.294cm" svg:y="8.322cm">
          <draw:text-box>
            <text:p text:style-name="P3"><text:span text:style-name="T3">rbIM199. <text:s/>Rab.CHN.InnMong.rabbit.CG.2011</text:span></text:p>
          </draw:text-box>
        </draw:frame>
        <draw:line draw:style-name="gr2" draw:text-style-name="P2" draw:layer="layout" svg:x1="2.814cm" svg:y1="8.475cm" svg:x2="4.571cm" svg:y2="8.475cm">
          <text:p/>
        </draw:line>
        <draw:polyline draw:style-name="gr2" draw:text-style-name="P2" draw:layer="layout" svg:width="0.109cm" svg:height="0.258cm" svg:x="5.112cm" svg:y="8.644cm" svg:viewBox="0 0 110 259" draw:points="0,0 110,0 110,259 0,259">
          <text:p/>
        </draw:polyline>
        <draw:frame draw:style-name="gr26" draw:text-style-name="P7" draw:layer="layout" svg:width="1.285cm" svg:height="0.289cm" svg:x="4.581cm" svg:y="8.317cm">
          <draw:text-box>
            <text:p text:style-name="P3"><text:span text:style-name="T4"><text:s/></text:span><text:span text:style-name="T4">AB740220</text:span></text:p>
          </draw:text-box>
        </draw:frame>
        <draw:frame draw:style-name="gr31" draw:text-style-name="P6" draw:layer="layout" svg:width="3.812cm" svg:height="0.268cm" svg:x="5.286cm" svg:y="8.619cm">
          <draw:text-box>
            <text:p text:style-name="P3"><text:span text:style-name="T3">GDC9. <text:s/>Rab.CHN.Gansu.rabbit.CG.2008</text:span></text:p>
          </draw:text-box>
        </draw:frame>
        <draw:line draw:style-name="gr2" draw:text-style-name="P2" draw:layer="layout" svg:x1="2.814cm" svg:y1="8.773cm" svg:x2="3.643cm" svg:y2="8.773cm">
          <text:p/>
        </draw:line>
        <draw:polyline draw:style-name="gr2" draw:text-style-name="P2" draw:layer="layout" svg:width="0.109cm" svg:height="0.258cm" svg:x="4.462cm" svg:y="8.941cm" svg:viewBox="0 0 110 259" draw:points="0,0 110,0 110,259 0,259">
          <text:p/>
        </draw:polyline>
        <draw:frame draw:style-name="gr29" draw:text-style-name="P7" draw:layer="layout" svg:width="1.225cm" svg:height="0.289cm" svg:x="3.653cm" svg:y="8.614cm">
          <draw:text-box>
            <text:p text:style-name="P3"><text:span text:style-name="T4"><text:s/></text:span><text:span text:style-name="T4">FJ906895</text:span></text:p>
          </draw:text-box>
        </draw:frame>
        <draw:frame draw:style-name="gr25" draw:text-style-name="P6" draw:layer="layout" svg:width="4.328cm" svg:height="0.268cm" svg:x="4.636cm" svg:y="8.917cm">
          <draw:text-box>
            <text:p text:style-name="P3"><text:span text:style-name="T3">rbIM004. <text:s/>Rab.CHN.InnMong.rabbit.CG.2011</text:span></text:p>
          </draw:text-box>
        </draw:frame>
        <draw:line draw:style-name="gr2" draw:text-style-name="P2" draw:layer="layout" svg:x1="2.814cm" svg:y1="9.07cm" svg:x2="2.913cm" svg:y2="9.07cm">
          <text:p/>
        </draw:line>
        <draw:line draw:style-name="gr2" draw:text-style-name="P2" draw:layer="layout" svg:x1="2.804cm" svg:y1="8.475cm" svg:x2="2.804cm" svg:y2="8.763cm">
          <text:p/>
        </draw:line>
        <draw:line draw:style-name="gr2" draw:text-style-name="P2" draw:layer="layout" svg:x1="2.804cm" svg:y1="8.783cm" svg:x2="2.804cm" svg:y2="9.07cm">
          <text:p/>
        </draw:line>
        <draw:polyline draw:style-name="gr2" draw:text-style-name="P2" draw:layer="layout" svg:width="0.124cm" svg:height="0.288cm" svg:x="2.68cm" svg:y="8.485cm" svg:viewBox="0 0 125 289" draw:points="0,0 0,289 125,289">
          <text:p/>
        </draw:polyline>
        <draw:line draw:style-name="gr2" draw:text-style-name="P2" draw:layer="layout" svg:x1="2.68cm" svg:y1="8.178cm" svg:x2="2.68cm" svg:y2="8.465cm">
          <text:p/>
        </draw:line>
        <draw:polyline draw:style-name="gr2" draw:text-style-name="P2" draw:layer="layout" svg:width="0.829cm" svg:height="0.436cm" svg:x="1.851cm" svg:y="8.039cm" svg:viewBox="0 0 830 437" draw:points="0,0 0,437 830,437">
          <text:p/>
        </draw:polyline>
        <draw:frame draw:style-name="gr26" draw:text-style-name="P7" draw:layer="layout" svg:width="1.285cm" svg:height="0.289cm" svg:x="2.924cm" svg:y="8.912cm">
          <draw:text-box>
            <text:p text:style-name="P3"><text:span text:style-name="T4"><text:s/></text:span><text:span text:style-name="T4">AB740222</text:span></text:p>
          </draw:text-box>
        </draw:frame>
        <draw:polygon draw:style-name="gr1" draw:text-style-name="P1" draw:layer="layout" svg:width="0cm" svg:height="0.078cm" svg:x="11.026cm" svg:y="9.348cm" svg:viewBox="0 0 0 79" draw:points="0,45 0,35 0,0 0,79">
          <text:p/>
        </draw:polygon>
        <draw:line draw:style-name="gr2" draw:text-style-name="P2" draw:layer="layout" svg:x1="1.861cm" svg:y1="9.388cm" svg:x2="5.859cm" svg:y2="9.388cm">
          <text:p/>
        </draw:line>
        <draw:line draw:style-name="gr2" draw:text-style-name="P2" draw:layer="layout" svg:x1="1.851cm" svg:y1="7.587cm" svg:x2="1.851cm" svg:y2="8.475cm">
          <text:p/>
        </draw:line>
        <draw:line draw:style-name="gr2" draw:text-style-name="P2" draw:layer="layout" svg:x1="1.851cm" svg:y1="8.495cm" svg:x2="1.851cm" svg:y2="9.388cm">
          <text:p/>
        </draw:line>
        <draw:polyline draw:style-name="gr2" draw:text-style-name="P2" draw:layer="layout" svg:width="0.119cm" svg:height="0.838cm" svg:x="1.732cm" svg:y="8.485cm" svg:viewBox="0 0 120 839" draw:points="0,839 0,0 120,0">
          <text:p/>
        </draw:polyline>
        <draw:polyline draw:style-name="gr2" draw:text-style-name="P2" draw:layer="layout" svg:width="0.109cm" svg:height="0.258cm" svg:x="5.648cm" svg:y="9.576cm" svg:viewBox="0 0 110 259" draw:points="0,0 110,0 110,259 0,259">
          <text:p/>
        </draw:polyline>
        <draw:frame draw:style-name="gr32" draw:text-style-name="P7" draw:layer="layout" svg:width="1.403cm" svg:height="0.314cm" svg:x="11.037cm" svg:y="9.205cm">
          <draw:text-box>
            <text:p text:style-name="P3"><text:span text:style-name="T6"><text:s/></text:span><text:span text:style-name="T6">CHN-BJ-r14</text:span></text:p>
          </draw:text-box>
        </draw:frame>
        <draw:frame draw:style-name="gr33" draw:text-style-name="P6" draw:layer="layout" svg:width="3.363cm" svg:height="0.268cm" svg:x="5.822cm" svg:y="9.552cm">
          <draw:text-box>
            <text:p text:style-name="P3"><text:span text:style-name="T3">K062. Rab.DEU.SH.rabbit.FLI.2015</text:span></text:p>
          </draw:text-box>
        </draw:frame>
        <draw:line draw:style-name="gr2" draw:text-style-name="P2" draw:layer="layout" svg:x1="3.087cm" svg:y1="9.705cm" svg:x2="3.777cm" svg:y2="9.705cm">
          <text:p/>
        </draw:line>
        <draw:polyline draw:style-name="gr2" draw:text-style-name="P2" draw:layer="layout" svg:width="0.109cm" svg:height="0.258cm" svg:x="5.43cm" svg:y="9.874cm" svg:viewBox="0 0 110 259" draw:points="0,0 110,0 110,259 0,259">
          <text:p/>
        </draw:polyline>
        <draw:frame draw:style-name="gr13" draw:text-style-name="P7" draw:layer="layout" svg:width="1.281cm" svg:height="0.289cm" svg:x="4.11cm" svg:y="9.547cm">
          <draw:text-box>
            <text:p text:style-name="P3"><text:span text:style-name="T4"><text:s/></text:span><text:span text:style-name="T4">KY092457</text:span></text:p>
          </draw:text-box>
        </draw:frame>
        <draw:frame draw:style-name="gr33" draw:text-style-name="P6" draw:layer="layout" svg:width="3.363cm" svg:height="0.268cm" svg:x="5.604cm" svg:y="9.85cm">
          <draw:text-box>
            <text:p text:style-name="P3"><text:span text:style-name="T3">K067. Rab.DEU.SH.rabbit.FLI.2015</text:span></text:p>
          </draw:text-box>
        </draw:frame>
        <draw:line draw:style-name="gr2" draw:text-style-name="P2" draw:layer="layout" svg:x1="3.087cm" svg:y1="10.003cm" svg:x2="3.558cm" svg:y2="10.003cm">
          <text:p/>
        </draw:line>
        <draw:line draw:style-name="gr2" draw:text-style-name="P2" draw:layer="layout" svg:x1="3.077cm" svg:y1="9.705cm" svg:x2="3.077cm" svg:y2="9.844cm">
          <text:p/>
        </draw:line>
        <draw:line draw:style-name="gr2" draw:text-style-name="P2" draw:layer="layout" svg:x1="3.077cm" svg:y1="9.864cm" svg:x2="3.077cm" svg:y2="10.003cm">
          <text:p/>
        </draw:line>
        <draw:polyline draw:style-name="gr2" draw:text-style-name="P2" draw:layer="layout" svg:width="0.194cm" svg:height="0.322cm" svg:x="2.883cm" svg:y="9.854cm" svg:viewBox="0 0 195 323" draw:points="0,323 0,0 195,0">
          <text:p/>
        </draw:polyline>
        <draw:polyline draw:style-name="gr2" draw:text-style-name="P2" draw:layer="layout" svg:width="0.109cm" svg:height="0.258cm" svg:x="5.385cm" svg:y="10.171cm" svg:viewBox="0 0 110 259" draw:points="0,0 110,0 110,259 0,259">
          <text:p/>
        </draw:polyline>
        <draw:frame draw:style-name="gr13" draw:text-style-name="P7" draw:layer="layout" svg:width="1.281cm" svg:height="0.289cm" svg:x="3.891cm" svg:y="9.844cm">
          <draw:text-box>
            <text:p text:style-name="P3"><text:span text:style-name="T4"><text:s/></text:span><text:span text:style-name="T4">KY092464</text:span></text:p>
          </draw:text-box>
        </draw:frame>
        <draw:frame draw:style-name="gr33" draw:text-style-name="P6" draw:layer="layout" svg:width="3.363cm" svg:height="0.268cm" svg:x="5.559cm" svg:y="10.147cm">
          <draw:text-box>
            <text:p text:style-name="P3"><text:span text:style-name="T3">K058. Rab.DEU.SH.rabbit.FLI.2015</text:span></text:p>
          </draw:text-box>
        </draw:frame>
        <draw:line draw:style-name="gr2" draw:text-style-name="P2" draw:layer="layout" svg:x1="3.37cm" svg:y1="10.3cm" svg:x2="3.514cm" svg:y2="10.3cm">
          <text:p/>
        </draw:line>
        <draw:polyline draw:style-name="gr2" draw:text-style-name="P2" draw:layer="layout" svg:width="0.109cm" svg:height="0.258cm" svg:x="5.266cm" svg:y="10.469cm" svg:viewBox="0 0 110 259" draw:points="0,0 110,0 110,259 0,259">
          <text:p/>
        </draw:polyline>
        <draw:frame draw:style-name="gr13" draw:text-style-name="P7" draw:layer="layout" svg:width="1.281cm" svg:height="0.289cm" svg:x="3.847cm" svg:y="10.142cm">
          <draw:text-box>
            <text:p text:style-name="P3"><text:span text:style-name="T4"><text:s/></text:span><text:span text:style-name="T4">KY092455</text:span></text:p>
          </draw:text-box>
        </draw:frame>
        <draw:frame draw:style-name="gr33" draw:text-style-name="P6" draw:layer="layout" svg:width="3.363cm" svg:height="0.268cm" svg:x="5.44cm" svg:y="10.445cm">
          <draw:text-box>
            <text:p text:style-name="P3"><text:span text:style-name="T3">K059. Rab.DEU.SH.rabbit.FLI.2015</text:span></text:p>
          </draw:text-box>
        </draw:frame>
        <draw:polyline draw:style-name="gr2" draw:text-style-name="P2" draw:layer="layout" svg:width="0cm" svg:height="0cm" svg:x="3.405cm" svg:y="10.598cm" svg:viewBox="0 0 0 0" draw:points="0,0">
          <text:p/>
        </draw:polyline>
        <draw:polyline draw:style-name="gr2" draw:text-style-name="P2" draw:layer="layout" svg:width="0.109cm" svg:height="0.258cm" svg:x="5.311cm" svg:y="10.767cm" svg:viewBox="0 0 110 259" draw:points="0,0 110,0 110,259 0,259">
          <text:p/>
        </draw:polyline>
        <draw:frame draw:style-name="gr13" draw:text-style-name="P7" draw:layer="layout" svg:width="1.281cm" svg:height="0.289cm" svg:x="3.728cm" svg:y="10.44cm">
          <draw:text-box>
            <text:p text:style-name="P3"><text:span text:style-name="T4"><text:s/></text:span><text:span text:style-name="T4">KY092456</text:span></text:p>
          </draw:text-box>
        </draw:frame>
        <draw:frame draw:style-name="gr33" draw:text-style-name="P6" draw:layer="layout" svg:width="3.363cm" svg:height="0.268cm" svg:x="5.485cm" svg:y="10.742cm">
          <draw:text-box>
            <text:p text:style-name="P3"><text:span text:style-name="T3">K063. Rab.DEU.SH.rabbit.FLI.2015</text:span></text:p>
          </draw:text-box>
        </draw:frame>
        <draw:line draw:style-name="gr2" draw:text-style-name="P2" draw:layer="layout" svg:x1="3.405cm" svg:y1="10.896cm" svg:x2="3.439cm" svg:y2="10.896cm">
          <text:p/>
        </draw:line>
        <draw:line draw:style-name="gr2" draw:text-style-name="P2" draw:layer="layout" svg:x1="3.395cm" svg:y1="10.598cm" svg:x2="3.395cm" svg:y2="10.737cm">
          <text:p/>
        </draw:line>
        <draw:line draw:style-name="gr2" draw:text-style-name="P2" draw:layer="layout" svg:x1="3.395cm" svg:y1="10.757cm" svg:x2="3.395cm" svg:y2="10.896cm">
          <text:p/>
        </draw:line>
        <draw:polyline draw:style-name="gr2" draw:text-style-name="P2" draw:layer="layout" svg:width="0.035cm" svg:height="0.213cm" svg:x="3.36cm" svg:y="10.534cm" svg:viewBox="0 0 36 214" draw:points="0,0 0,214 36,214">
          <text:p/>
        </draw:polyline>
        <draw:line draw:style-name="gr2" draw:text-style-name="P2" draw:layer="layout" svg:x1="3.36cm" svg:y1="10.3cm" svg:x2="3.36cm" svg:y2="10.514cm">
          <text:p/>
        </draw:line>
        <draw:polyline draw:style-name="gr2" draw:text-style-name="P2" draw:layer="layout" svg:width="0.477cm" svg:height="0.328cm" svg:x="2.883cm" svg:y="10.196cm" svg:viewBox="0 0 478 329" draw:points="0,0 0,329 478,329">
          <text:p/>
        </draw:polyline>
        <draw:polyline draw:style-name="gr2" draw:text-style-name="P2" draw:layer="layout" svg:width="0.109cm" svg:height="1.449cm" svg:x="9.321cm" svg:y="9.576cm" svg:viewBox="0 0 110 1450" draw:points="0,0 110,0 110,1450 0,1450">
          <text:p/>
        </draw:polyline>
        <draw:frame draw:style-name="gr13" draw:text-style-name="P7" draw:layer="layout" svg:width="1.281cm" svg:height="0.289cm" svg:x="3.772cm" svg:y="10.737cm">
          <draw:text-box>
            <text:p text:style-name="P3"><text:span text:style-name="T4"><text:s/></text:span><text:span text:style-name="T4">KY092458</text:span></text:p>
          </draw:text-box>
        </draw:frame>
        <draw:line draw:style-name="gr2" draw:text-style-name="P2" draw:layer="layout" svg:x1="1.742cm" svg:y1="10.186cm" svg:x2="2.883cm" svg:y2="10.186cm">
          <text:p/>
        </draw:line>
        <draw:polyline draw:style-name="gr2" draw:text-style-name="P2" draw:layer="layout" svg:width="0.109cm" svg:height="0.258cm" svg:x="4.417cm" svg:y="11.064cm" svg:viewBox="0 0 110 259" draw:points="0,0 110,0 110,259 0,259">
          <text:p/>
        </draw:polyline>
        <draw:frame draw:style-name="gr34" draw:text-style-name="P6" draw:layer="layout" svg:width="0.857cm" svg:height="0.268cm" svg:x="9.495cm" svg:y="10.147cm">
          <draw:text-box>
            <text:p text:style-name="P3"><text:span text:style-name="T3">Fehmarn</text:span></text:p>
          </draw:text-box>
        </draw:frame>
        <draw:frame draw:style-name="gr35" draw:text-style-name="P6" draw:layer="layout" svg:width="3.38cm" svg:height="0.268cm" svg:x="4.591cm" svg:y="11.04cm">
          <draw:text-box>
            <text:p text:style-name="P3"><text:span text:style-name="T3">TLS-18516. Rab.FRA.hum.CG.2008</text:span></text:p>
          </draw:text-box>
        </draw:frame>
        <draw:line draw:style-name="gr2" draw:text-style-name="P2" draw:layer="layout" svg:x1="1.742cm" svg:y1="11.193cm" svg:x2="2.908cm" svg:y2="11.193cm">
          <text:p/>
        </draw:line>
        <draw:line draw:style-name="gr2" draw:text-style-name="P2" draw:layer="layout" svg:x1="1.732cm" svg:y1="8.485cm" svg:x2="1.732cm" svg:y2="9.829cm">
          <text:p/>
        </draw:line>
        <draw:line draw:style-name="gr2" draw:text-style-name="P2" draw:layer="layout" svg:x1="1.732cm" svg:y1="9.849cm" svg:x2="1.732cm" svg:y2="11.193cm">
          <text:p/>
        </draw:line>
        <draw:polyline draw:style-name="gr2" draw:text-style-name="P2" draw:layer="layout" svg:width="0.343cm" svg:height="2.178cm" svg:x="1.389cm" svg:y="9.839cm" svg:viewBox="0 0 344 2179" draw:points="0,2179 0,0 344,0">
          <text:p/>
        </draw:polyline>
        <draw:polyline draw:style-name="gr2" draw:text-style-name="P2" draw:layer="layout" svg:width="0.109cm" svg:height="0.258cm" svg:x="4.293cm" svg:y="11.362cm" svg:viewBox="0 0 110 259" draw:points="0,0 110,0 110,259 0,259">
          <text:p/>
        </draw:polyline>
        <draw:frame draw:style-name="gr6" draw:text-style-name="P7" draw:layer="layout" svg:width="1.268cm" svg:height="0.289cm" svg:x="2.919cm" svg:y="11.035cm">
          <draw:text-box>
            <text:p text:style-name="P3"><text:span text:style-name="T4"><text:s/></text:span><text:span text:style-name="T4">JQ013793</text:span></text:p>
          </draw:text-box>
        </draw:frame>
        <draw:frame draw:style-name="gr36" draw:text-style-name="P6" draw:layer="layout" svg:width="3.418cm" svg:height="0.268cm" svg:x="4.467cm" svg:y="11.338cm">
          <draw:text-box>
            <text:p text:style-name="P3"><text:span text:style-name="T3">K153. <text:s/>Rab.DEU.RP.rabbit.FLI.2016</text:span></text:p>
          </draw:text-box>
        </draw:frame>
        <draw:line draw:style-name="gr2" draw:text-style-name="P2" draw:layer="layout" svg:x1="2.293cm" svg:y1="11.491cm" svg:x2="2.422cm" svg:y2="11.491cm">
          <text:p/>
        </draw:line>
        <draw:polyline draw:style-name="gr2" draw:text-style-name="P2" draw:layer="layout" svg:width="0.109cm" svg:height="0.258cm" svg:x="4.154cm" svg:y="11.659cm" svg:viewBox="0 0 110 259" draw:points="0,0 110,0 110,259 0,259">
          <text:p/>
        </draw:polyline>
        <draw:frame draw:style-name="gr13" draw:text-style-name="P7" draw:layer="layout" svg:width="1.281cm" svg:height="0.289cm" svg:x="2.755cm" svg:y="11.332cm">
          <draw:text-box>
            <text:p text:style-name="P3"><text:span text:style-name="T4"><text:s/></text:span><text:span text:style-name="T4">KY092473</text:span></text:p>
          </draw:text-box>
        </draw:frame>
        <draw:frame draw:style-name="gr36" draw:text-style-name="P6" draw:layer="layout" svg:width="3.418cm" svg:height="0.268cm" svg:x="4.328cm" svg:y="11.635cm">
          <draw:text-box>
            <text:p text:style-name="P3"><text:span text:style-name="T3">K154. <text:s/>Rab.DEU.RP.rabbit.FLI.2016</text:span></text:p>
          </draw:text-box>
        </draw:frame>
        <draw:polyline draw:style-name="gr2" draw:text-style-name="P2" draw:layer="layout" svg:width="0cm" svg:height="0cm" svg:x="2.293cm" svg:y="11.788cm" svg:viewBox="0 0 0 0" draw:points="0,0">
          <text:p/>
        </draw:polyline>
        <draw:polyline draw:style-name="gr2" draw:text-style-name="P2" draw:layer="layout" svg:width="0.109cm" svg:height="0.258cm" svg:x="4.154cm" svg:y="11.957cm" svg:viewBox="0 0 110 259" draw:points="0,0 110,0 110,259 0,259">
          <text:p/>
        </draw:polyline>
        <draw:frame draw:style-name="gr13" draw:text-style-name="P7" draw:layer="layout" svg:width="1.281cm" svg:height="0.289cm" svg:x="2.616cm" svg:y="11.63cm">
          <draw:text-box>
            <text:p text:style-name="P3"><text:span text:style-name="T4"><text:s/></text:span><text:span text:style-name="T4">KY092474</text:span></text:p>
          </draw:text-box>
        </draw:frame>
        <draw:frame draw:style-name="gr36" draw:text-style-name="P6" draw:layer="layout" svg:width="3.418cm" svg:height="0.268cm" svg:x="4.328cm" svg:y="11.933cm">
          <draw:text-box>
            <text:p text:style-name="P3"><text:span text:style-name="T3">K155. <text:s/>Rab.DEU.RP.rabbit.FLI.2016</text:span></text:p>
          </draw:text-box>
        </draw:frame>
        <draw:polyline draw:style-name="gr2" draw:text-style-name="P2" draw:layer="layout" svg:width="0cm" svg:height="0cm" svg:x="2.293cm" svg:y="12.086cm" svg:viewBox="0 0 0 0" draw:points="0,0">
          <text:p/>
        </draw:polyline>
        <draw:line draw:style-name="gr2" draw:text-style-name="P2" draw:layer="layout" svg:x1="2.283cm" svg:y1="11.491cm" svg:x2="2.283cm" svg:y2="11.779cm">
          <text:p/>
        </draw:line>
        <draw:line draw:style-name="gr2" draw:text-style-name="P2" draw:layer="layout" svg:x1="2.283cm" svg:y1="11.798cm" svg:x2="2.283cm" svg:y2="12.086cm">
          <text:p/>
        </draw:line>
        <draw:polyline draw:style-name="gr2" draw:text-style-name="P2" draw:layer="layout" svg:width="0.119cm" svg:height="0.288cm" svg:x="2.164cm" svg:y="11.788cm" svg:viewBox="0 0 120 289" draw:points="0,289 0,0 120,0">
          <text:p/>
        </draw:polyline>
        <draw:polyline draw:style-name="gr2" draw:text-style-name="P2" draw:layer="layout" svg:width="0.109cm" svg:height="0.258cm" svg:x="4.308cm" svg:y="12.255cm" svg:viewBox="0 0 110 259" draw:points="0,0 110,0 110,259 0,259">
          <text:p/>
        </draw:polyline>
        <draw:frame draw:style-name="gr13" draw:text-style-name="P7" draw:layer="layout" svg:width="1.281cm" svg:height="0.289cm" svg:x="2.616cm" svg:y="11.928cm">
          <draw:text-box>
            <text:p text:style-name="P3"><text:span text:style-name="T4"><text:s/></text:span><text:span text:style-name="T4">KY092475</text:span></text:p>
          </draw:text-box>
        </draw:frame>
        <draw:frame draw:style-name="gr36" draw:text-style-name="P6" draw:layer="layout" svg:width="3.418cm" svg:height="0.268cm" svg:x="4.482cm" svg:y="12.23cm">
          <draw:text-box>
            <text:p text:style-name="P3"><text:span text:style-name="T3">K159. <text:s/>Rab.DEU.RP.rabbit.FLI.2016</text:span></text:p>
          </draw:text-box>
        </draw:frame>
        <draw:line draw:style-name="gr2" draw:text-style-name="P2" draw:layer="layout" svg:x1="2.174cm" svg:y1="12.384cm" svg:x2="2.437cm" svg:y2="12.384cm">
          <text:p/>
        </draw:line>
        <draw:line draw:style-name="gr2" draw:text-style-name="P2" draw:layer="layout" svg:x1="2.164cm" svg:y1="12.096cm" svg:x2="2.164cm" svg:y2="12.384cm">
          <text:p/>
        </draw:line>
        <draw:polyline draw:style-name="gr2" draw:text-style-name="P2" draw:layer="layout" svg:width="0.11cm" svg:height="0.288cm" svg:x="2.054cm" svg:y="12.086cm" svg:viewBox="0 0 111 289" draw:points="0,289 0,0 111,0">
          <text:p/>
        </draw:polyline>
        <draw:polyline draw:style-name="gr2" draw:text-style-name="P2" draw:layer="layout" svg:width="0.109cm" svg:height="0.258cm" svg:x="4.323cm" svg:y="12.552cm" svg:viewBox="0 0 110 259" draw:points="0,0 110,0 110,259 0,259">
          <text:p/>
        </draw:polyline>
        <draw:frame draw:style-name="gr13" draw:text-style-name="P7" draw:layer="layout" svg:width="1.281cm" svg:height="0.289cm" svg:x="2.77cm" svg:y="12.225cm">
          <draw:text-box>
            <text:p text:style-name="P3"><text:span text:style-name="T4"><text:s/></text:span><text:span text:style-name="T4">KY092478</text:span></text:p>
          </draw:text-box>
        </draw:frame>
        <draw:frame draw:style-name="gr36" draw:text-style-name="P6" draw:layer="layout" svg:width="3.418cm" svg:height="0.268cm" svg:x="4.497cm" svg:y="12.528cm">
          <draw:text-box>
            <text:p text:style-name="P3"><text:span text:style-name="T3">K106. <text:s/>Rab.DEU.RP.rabbit.FLI.2015</text:span></text:p>
          </draw:text-box>
        </draw:frame>
        <draw:line draw:style-name="gr2" draw:text-style-name="P2" draw:layer="layout" svg:x1="2.064cm" svg:y1="12.681cm" svg:x2="2.452cm" svg:y2="12.681cm">
          <text:p/>
        </draw:line>
        <draw:line draw:style-name="gr2" draw:text-style-name="P2" draw:layer="layout" svg:x1="2.054cm" svg:y1="12.394cm" svg:x2="2.054cm" svg:y2="12.681cm">
          <text:p/>
        </draw:line>
        <draw:polyline draw:style-name="gr2" draw:text-style-name="P2" draw:layer="layout" svg:width="0.153cm" svg:height="0.525cm" svg:x="1.901cm" svg:y="12.384cm" svg:viewBox="0 0 154 526" draw:points="0,526 0,0 154,0">
          <text:p/>
        </draw:polyline>
        <draw:polyline draw:style-name="gr2" draw:text-style-name="P2" draw:layer="layout" svg:width="0.11cm" svg:height="0.258cm" svg:x="4.511cm" svg:y="12.85cm" svg:viewBox="0 0 111 259" draw:points="0,0 111,0 111,259 0,259">
          <text:p/>
        </draw:polyline>
        <draw:frame draw:style-name="gr13" draw:text-style-name="P7" draw:layer="layout" svg:width="1.281cm" svg:height="0.289cm" svg:x="2.785cm" svg:y="12.523cm">
          <draw:text-box>
            <text:p text:style-name="P3"><text:span text:style-name="T4"><text:s/></text:span><text:span text:style-name="T4">KY092460</text:span></text:p>
          </draw:text-box>
        </draw:frame>
        <draw:frame draw:style-name="gr36" draw:text-style-name="P6" draw:layer="layout" svg:width="3.418cm" svg:height="0.268cm" svg:x="4.686cm" svg:y="12.826cm">
          <draw:text-box>
            <text:p text:style-name="P3"><text:span text:style-name="T3">K109. <text:s/>Rab.DEU.RP.rabbit.FLI.2015</text:span></text:p>
          </draw:text-box>
        </draw:frame>
        <draw:line draw:style-name="gr2" draw:text-style-name="P2" draw:layer="layout" svg:x1="2.223cm" svg:y1="12.979cm" svg:x2="2.64cm" svg:y2="12.979cm">
          <text:p/>
        </draw:line>
        <draw:polyline draw:style-name="gr2" draw:text-style-name="P2" draw:layer="layout" svg:width="0.109cm" svg:height="0.257cm" svg:x="4.412cm" svg:y="13.148cm" svg:viewBox="0 0 110 258" draw:points="0,0 110,0 110,258 0,258">
          <text:p/>
        </draw:polyline>
        <draw:frame draw:style-name="gr13" draw:text-style-name="P7" draw:layer="layout" svg:width="1.281cm" svg:height="0.289cm" svg:x="2.973cm" svg:y="12.82cm">
          <draw:text-box>
            <text:p text:style-name="P3"><text:span text:style-name="T4"><text:s/></text:span><text:span text:style-name="T4">KY092467</text:span></text:p>
          </draw:text-box>
        </draw:frame>
        <draw:frame draw:style-name="gr36" draw:text-style-name="P6" draw:layer="layout" svg:width="3.418cm" svg:height="0.268cm" svg:x="4.586cm" svg:y="13.123cm">
          <draw:text-box>
            <text:p text:style-name="P3"><text:span text:style-name="T3">K151. <text:s/>Rab.DEU.RP.rabbit.FLI.2016</text:span></text:p>
          </draw:text-box>
        </draw:frame>
        <draw:line draw:style-name="gr2" draw:text-style-name="P2" draw:layer="layout" svg:x1="2.223cm" svg:y1="13.276cm" svg:x2="2.541cm" svg:y2="13.276cm">
          <text:p/>
        </draw:line>
        <draw:line draw:style-name="gr2" draw:text-style-name="P2" draw:layer="layout" svg:x1="2.213cm" svg:y1="12.979cm" svg:x2="2.213cm" svg:y2="13.118cm">
          <text:p/>
        </draw:line>
        <draw:line draw:style-name="gr2" draw:text-style-name="P2" draw:layer="layout" svg:x1="2.213cm" svg:y1="13.138cm" svg:x2="2.213cm" svg:y2="13.276cm">
          <text:p/>
        </draw:line>
        <draw:polyline draw:style-name="gr2" draw:text-style-name="P2" draw:layer="layout" svg:width="0.114cm" svg:height="0.322cm" svg:x="2.099cm" svg:y="13.128cm" svg:viewBox="0 0 115 323" draw:points="0,323 0,0 115,0">
          <text:p/>
        </draw:polyline>
        <draw:polyline draw:style-name="gr2" draw:text-style-name="P2" draw:layer="layout" svg:width="0.109cm" svg:height="0.258cm" svg:x="4.685cm" svg:y="13.445cm" svg:viewBox="0 0 110 259" draw:points="0,0 110,0 110,259 0,259">
          <text:p/>
        </draw:polyline>
        <draw:frame draw:style-name="gr13" draw:text-style-name="P7" draw:layer="layout" svg:width="1.281cm" svg:height="0.289cm" svg:x="2.874cm" svg:y="13.118cm">
          <draw:text-box>
            <text:p text:style-name="P3"><text:span text:style-name="T4"><text:s/></text:span><text:span text:style-name="T4">KY092472</text:span></text:p>
          </draw:text-box>
        </draw:frame>
        <draw:frame draw:style-name="gr36" draw:text-style-name="P6" draw:layer="layout" svg:width="3.418cm" svg:height="0.268cm" svg:x="4.859cm" svg:y="13.421cm">
          <draw:text-box>
            <text:p text:style-name="P3"><text:span text:style-name="T3">K092. <text:s/>Rab.DEU.RP.rabbit.FLI.2015</text:span></text:p>
          </draw:text-box>
        </draw:frame>
        <draw:line draw:style-name="gr2" draw:text-style-name="P2" draw:layer="layout" svg:x1="2.63cm" svg:y1="13.574cm" svg:x2="2.814cm" svg:y2="13.574cm">
          <text:p/>
        </draw:line>
        <draw:polyline draw:style-name="gr2" draw:text-style-name="P2" draw:layer="layout" svg:width="0.109cm" svg:height="0.258cm" svg:x="4.536cm" svg:y="13.743cm" svg:viewBox="0 0 110 259" draw:points="0,0 110,0 110,259 0,259">
          <text:p/>
        </draw:polyline>
        <draw:frame draw:style-name="gr13" draw:text-style-name="P7" draw:layer="layout" svg:width="1.281cm" svg:height="0.289cm" svg:x="3.147cm" svg:y="13.416cm">
          <draw:text-box>
            <text:p text:style-name="P3"><text:span text:style-name="T4"><text:s/></text:span><text:span text:style-name="T4">KY092451</text:span></text:p>
          </draw:text-box>
        </draw:frame>
        <draw:frame draw:style-name="gr36" draw:text-style-name="P6" draw:layer="layout" svg:width="3.418cm" svg:height="0.268cm" svg:x="4.71cm" svg:y="13.718cm">
          <draw:text-box>
            <text:p text:style-name="P3"><text:span text:style-name="T3">K158. <text:s/>Rab.DEU.RP.rabbit.FLI.2016</text:span></text:p>
          </draw:text-box>
        </draw:frame>
        <draw:polyline draw:style-name="gr2" draw:text-style-name="P2" draw:layer="layout" svg:width="0cm" svg:height="0cm" svg:x="2.675cm" svg:y="13.872cm" svg:viewBox="0 0 0 0" draw:points="0,0">
          <text:p/>
        </draw:polyline>
        <draw:polyline draw:style-name="gr2" draw:text-style-name="P2" draw:layer="layout" svg:width="0.109cm" svg:height="0.258cm" svg:x="4.631cm" svg:y="14.04cm" svg:viewBox="0 0 110 259" draw:points="0,0 110,0 110,259 0,259">
          <text:p/>
        </draw:polyline>
        <draw:frame draw:style-name="gr13" draw:text-style-name="P7" draw:layer="layout" svg:width="1.281cm" svg:height="0.289cm" svg:x="2.998cm" svg:y="13.713cm">
          <draw:text-box>
            <text:p text:style-name="P3"><text:span text:style-name="T4"><text:s/></text:span><text:span text:style-name="T4">KY092476</text:span></text:p>
          </draw:text-box>
        </draw:frame>
        <draw:frame draw:style-name="gr36" draw:text-style-name="P6" draw:layer="layout" svg:width="3.418cm" svg:height="0.268cm" svg:x="4.805cm" svg:y="14.016cm">
          <draw:text-box>
            <text:p text:style-name="P3"><text:span text:style-name="T3">K164. <text:s/>Rab.DEU.RP.rabbit.FLI.2016</text:span></text:p>
          </draw:text-box>
        </draw:frame>
        <draw:line draw:style-name="gr2" draw:text-style-name="P2" draw:layer="layout" svg:x1="2.675cm" svg:y1="14.169cm" svg:x2="2.759cm" svg:y2="14.169cm">
          <text:p/>
        </draw:line>
        <draw:line draw:style-name="gr2" draw:text-style-name="P2" draw:layer="layout" svg:x1="2.665cm" svg:y1="13.872cm" svg:x2="2.665cm" svg:y2="14.011cm">
          <text:p/>
        </draw:line>
        <draw:line draw:style-name="gr2" draw:text-style-name="P2" draw:layer="layout" svg:x1="2.665cm" svg:y1="14.03cm" svg:x2="2.665cm" svg:y2="14.169cm">
          <text:p/>
        </draw:line>
        <draw:polyline draw:style-name="gr2" draw:text-style-name="P2" draw:layer="layout" svg:width="0.045cm" svg:height="0.213cm" svg:x="2.62cm" svg:y="13.807cm" svg:viewBox="0 0 46 214" draw:points="0,0 0,214 46,214">
          <text:p/>
        </draw:polyline>
        <draw:line draw:style-name="gr2" draw:text-style-name="P2" draw:layer="layout" svg:x1="2.62cm" svg:y1="13.574cm" svg:x2="2.62cm" svg:y2="13.787cm">
          <text:p/>
        </draw:line>
        <draw:polyline draw:style-name="gr2" draw:text-style-name="P2" draw:layer="layout" svg:width="0.521cm" svg:height="0.327cm" svg:x="2.099cm" svg:y="13.47cm" svg:viewBox="0 0 522 328" draw:points="0,0 0,328 522,328">
          <text:p/>
        </draw:polyline>
        <draw:polyline draw:style-name="gr2" draw:text-style-name="P2" draw:layer="layout" svg:width="0.198cm" svg:height="0.531cm" svg:x="1.901cm" svg:y="12.929cm" svg:viewBox="0 0 199 532" draw:points="0,0 0,532 199,532">
          <text:p/>
        </draw:polyline>
        <draw:polyline draw:style-name="gr2" draw:text-style-name="P2" draw:layer="layout" svg:width="0.109cm" svg:height="2.936cm" svg:x="8.358cm" svg:y="11.362cm" svg:viewBox="0 0 110 2937" draw:points="0,0 110,0 110,2937 0,2937">
          <text:p/>
        </draw:polyline>
        <draw:frame draw:style-name="gr13" draw:text-style-name="P7" draw:layer="layout" svg:width="1.281cm" svg:height="0.289cm" svg:x="3.092cm" svg:y="14.011cm">
          <draw:text-box>
            <text:p text:style-name="P3"><text:span text:style-name="T4"><text:s/></text:span><text:span text:style-name="T4">KY092477</text:span></text:p>
          </draw:text-box>
        </draw:frame>
        <draw:line draw:style-name="gr2" draw:text-style-name="P2" draw:layer="layout" svg:x1="1.533cm" svg:y1="12.919cm" svg:x2="1.901cm" svg:y2="12.919cm">
          <text:p/>
        </draw:line>
        <draw:polyline draw:style-name="gr2" draw:text-style-name="P2" draw:layer="layout" svg:width="0.109cm" svg:height="0.258cm" svg:x="6.05cm" svg:y="14.338cm" svg:viewBox="0 0 110 259" draw:points="0,0 110,0 110,259 0,259">
          <text:p/>
        </draw:polyline>
        <draw:frame draw:style-name="gr37" draw:text-style-name="P6" draw:layer="layout" svg:width="1.458cm" svg:height="0.268cm" svg:x="8.532cm" svg:y="12.677cm">
          <draw:text-box>
            <text:p text:style-name="P3"><text:span text:style-name="T3">Gau-Algesheim</text:span></text:p>
          </draw:text-box>
        </draw:frame>
        <draw:frame draw:style-name="gr38" draw:text-style-name="P6" draw:layer="layout" svg:width="3.325cm" svg:height="0.268cm" svg:x="6.224cm" svg:y="14.314cm">
          <draw:text-box>
            <text:p text:style-name="P3"><text:span text:style-name="T3">K126. Rab.DEU.LS.rabbit.FLI.2015</text:span></text:p>
          </draw:text-box>
        </draw:frame>
        <draw:line draw:style-name="gr2" draw:text-style-name="P2" draw:layer="layout" svg:x1="4.03cm" svg:y1="14.467cm" svg:x2="4.179cm" svg:y2="14.467cm">
          <text:p/>
        </draw:line>
        <draw:polyline draw:style-name="gr2" draw:text-style-name="P2" draw:layer="layout" svg:width="0.109cm" svg:height="0.257cm" svg:x="5.971cm" svg:y="14.636cm" svg:viewBox="0 0 110 258" draw:points="0,0 110,0 110,258 0,258">
          <text:p/>
        </draw:polyline>
        <draw:frame draw:style-name="gr13" draw:text-style-name="P7" draw:layer="layout" svg:width="1.281cm" svg:height="0.289cm" svg:x="4.512cm" svg:y="14.308cm">
          <draw:text-box>
            <text:p text:style-name="P3"><text:span text:style-name="T4"><text:s/></text:span><text:span text:style-name="T4">KY092468</text:span></text:p>
          </draw:text-box>
        </draw:frame>
        <draw:frame draw:style-name="gr38" draw:text-style-name="P6" draw:layer="layout" svg:width="3.325cm" svg:height="0.268cm" svg:x="6.145cm" svg:y="14.611cm">
          <draw:text-box>
            <text:p text:style-name="P3"><text:span text:style-name="T3">K145. Rab.DEU.LS.rabbit.FLI.2015</text:span></text:p>
          </draw:text-box>
        </draw:frame>
        <draw:line draw:style-name="gr2" draw:text-style-name="P2" draw:layer="layout" svg:x1="4.03cm" svg:y1="14.764cm" svg:x2="4.099cm" svg:y2="14.764cm">
          <text:p/>
        </draw:line>
        <draw:line draw:style-name="gr2" draw:text-style-name="P2" draw:layer="layout" svg:x1="4.02cm" svg:y1="14.467cm" svg:x2="4.02cm" svg:y2="14.606cm">
          <text:p/>
        </draw:line>
        <draw:line draw:style-name="gr2" draw:text-style-name="P2" draw:layer="layout" svg:x1="4.02cm" svg:y1="14.626cm" svg:x2="4.02cm" svg:y2="14.764cm">
          <text:p/>
        </draw:line>
        <draw:polyline draw:style-name="gr2" draw:text-style-name="P2" draw:layer="layout" svg:width="0.596cm" svg:height="0.213cm" svg:x="3.424cm" svg:y="14.616cm" svg:viewBox="0 0 597 214" draw:points="0,214 0,0 597,0">
          <text:p/>
        </draw:polyline>
        <draw:polyline draw:style-name="gr2" draw:text-style-name="P2" draw:layer="layout" svg:width="0.109cm" svg:height="0.258cm" svg:x="5.42cm" svg:y="14.933cm" svg:viewBox="0 0 110 259" draw:points="0,0 110,0 110,259 0,259">
          <text:p/>
        </draw:polyline>
        <draw:frame draw:style-name="gr13" draw:text-style-name="P7" draw:layer="layout" svg:width="1.281cm" svg:height="0.289cm" svg:x="4.432cm" svg:y="14.606cm">
          <draw:text-box>
            <text:p text:style-name="P3"><text:span text:style-name="T4"><text:s/></text:span><text:span text:style-name="T4">KY092469</text:span></text:p>
          </draw:text-box>
        </draw:frame>
        <draw:frame draw:style-name="gr38" draw:text-style-name="P6" draw:layer="layout" svg:width="3.325cm" svg:height="0.268cm" svg:x="5.594cm" svg:y="14.909cm">
          <draw:text-box>
            <text:p text:style-name="P3"><text:span text:style-name="T3">K147. Rab.DEU.LS.rabbit.FLI.2015</text:span></text:p>
          </draw:text-box>
        </draw:frame>
        <draw:line draw:style-name="gr2" draw:text-style-name="P2" draw:layer="layout" svg:x1="3.434cm" svg:y1="15.062cm" svg:x2="3.548cm" svg:y2="15.062cm">
          <text:p/>
        </draw:line>
        <draw:polyline draw:style-name="gr2" draw:text-style-name="P2" draw:layer="layout" svg:width="0.11cm" svg:height="0.853cm" svg:x="9.683cm" svg:y="14.338cm" svg:viewBox="0 0 111 854" draw:points="0,0 111,0 111,854 0,854">
          <text:p/>
        </draw:polyline>
        <draw:frame draw:style-name="gr13" draw:text-style-name="P7" draw:layer="layout" svg:width="1.281cm" svg:height="0.289cm" svg:x="3.882cm" svg:y="14.904cm">
          <draw:text-box>
            <text:p text:style-name="P3"><text:span text:style-name="T4"><text:s/></text:span><text:span text:style-name="T4">KY092470</text:span></text:p>
          </draw:text-box>
        </draw:frame>
        <draw:line draw:style-name="gr2" draw:text-style-name="P2" draw:layer="layout" svg:x1="3.424cm" svg:y1="14.849cm" svg:x2="3.424cm" svg:y2="15.062cm">
          <text:p/>
        </draw:line>
        <draw:line draw:style-name="gr2" draw:text-style-name="P2" draw:layer="layout" svg:x1="1.955cm" svg:y1="14.839cm" svg:x2="3.424cm" svg:y2="14.839cm">
          <text:p/>
        </draw:line>
        <draw:polyline draw:style-name="gr2" draw:text-style-name="P2" draw:layer="layout" svg:width="0.109cm" svg:height="0.258cm" svg:x="6.075cm" svg:y="15.231cm" svg:viewBox="0 0 110 259" draw:points="0,0 110,0 110,259 0,259">
          <text:p/>
        </draw:polyline>
        <draw:frame draw:style-name="gr39" draw:text-style-name="P6" draw:layer="layout" svg:width="1.636cm" svg:height="0.268cm" svg:x="9.858cm" svg:y="14.611cm">
          <draw:text-box>
            <text:p text:style-name="P3"><text:span text:style-name="T3">Wolfsburg Mörse</text:span></text:p>
          </draw:text-box>
        </draw:frame>
        <draw:frame draw:style-name="gr36" draw:text-style-name="P6" draw:layer="layout" svg:width="3.418cm" svg:height="0.268cm" svg:x="6.249cm" svg:y="15.206cm">
          <draw:text-box>
            <text:p text:style-name="P3"><text:span text:style-name="T3">K096. <text:s/>Rab.DEU.RP.rabbit.FLI.2015</text:span></text:p>
          </draw:text-box>
        </draw:frame>
        <draw:line draw:style-name="gr2" draw:text-style-name="P2" draw:layer="layout" svg:x1="4.119cm" svg:y1="15.36cm" svg:x2="4.204cm" svg:y2="15.36cm">
          <text:p/>
        </draw:line>
        <draw:polyline draw:style-name="gr2" draw:text-style-name="P2" draw:layer="layout" svg:width="0.109cm" svg:height="0.258cm" svg:x="6.025cm" svg:y="15.528cm" svg:viewBox="0 0 110 259" draw:points="0,0 110,0 110,259 0,259">
          <text:p/>
        </draw:polyline>
        <draw:frame draw:style-name="gr13" draw:text-style-name="P7" draw:layer="layout" svg:width="1.281cm" svg:height="0.289cm" svg:x="4.537cm" svg:y="15.201cm">
          <draw:text-box>
            <text:p text:style-name="P3"><text:span text:style-name="T4"><text:s/></text:span><text:span text:style-name="T4">KY092466</text:span></text:p>
          </draw:text-box>
        </draw:frame>
        <draw:frame draw:style-name="gr36" draw:text-style-name="P6" draw:layer="layout" svg:width="3.418cm" svg:height="0.268cm" svg:x="6.2cm" svg:y="15.504cm">
          <draw:text-box>
            <text:p text:style-name="P3"><text:span text:style-name="T3">K149. <text:s/>Rab.DEU.RP.rabbit.FLI.2016</text:span></text:p>
          </draw:text-box>
        </draw:frame>
        <draw:line draw:style-name="gr2" draw:text-style-name="P2" draw:layer="layout" svg:x1="4.119cm" svg:y1="15.657cm" svg:x2="4.154cm" svg:y2="15.657cm">
          <text:p/>
        </draw:line>
        <draw:line draw:style-name="gr2" draw:text-style-name="P2" draw:layer="layout" svg:x1="4.109cm" svg:y1="15.36cm" svg:x2="4.109cm" svg:y2="15.499cm">
          <text:p/>
        </draw:line>
        <draw:line draw:style-name="gr2" draw:text-style-name="P2" draw:layer="layout" svg:x1="4.109cm" svg:y1="15.518cm" svg:x2="4.109cm" svg:y2="15.657cm">
          <text:p/>
        </draw:line>
        <draw:polyline draw:style-name="gr2" draw:text-style-name="P2" draw:layer="layout" svg:width="0.044cm" svg:height="0.214cm" svg:x="4.065cm" svg:y="15.508cm" svg:viewBox="0 0 45 215" draw:points="0,215 0,0 45,0">
          <text:p/>
        </draw:polyline>
        <draw:polyline draw:style-name="gr2" draw:text-style-name="P2" draw:layer="layout" svg:width="0.109cm" svg:height="0.258cm" svg:x="5.936cm" svg:y="15.826cm" svg:viewBox="0 0 110 259" draw:points="0,0 110,0 110,259 0,259">
          <text:p/>
        </draw:polyline>
        <draw:frame draw:style-name="gr13" draw:text-style-name="P7" draw:layer="layout" svg:width="1.281cm" svg:height="0.289cm" svg:x="4.487cm" svg:y="15.499cm">
          <draw:text-box>
            <text:p text:style-name="P3"><text:span text:style-name="T4"><text:s/></text:span><text:span text:style-name="T4">KY092471</text:span></text:p>
          </draw:text-box>
        </draw:frame>
        <draw:frame draw:style-name="gr36" draw:text-style-name="P6" draw:layer="layout" svg:width="3.418cm" svg:height="0.268cm" svg:x="6.11cm" svg:y="15.802cm">
          <draw:text-box>
            <text:p text:style-name="P3"><text:span text:style-name="T3">K103. <text:s/>Rab.DEU.RP.rabbit.FLI.2015</text:span></text:p>
          </draw:text-box>
        </draw:frame>
        <draw:polyline draw:style-name="gr2" draw:text-style-name="P2" draw:layer="layout" svg:width="0cm" svg:height="0cm" svg:x="4.075cm" svg:y="15.955cm" svg:viewBox="0 0 0 0" draw:points="0,0">
          <text:p/>
        </draw:polyline>
        <draw:polyline draw:style-name="gr2" draw:text-style-name="P2" draw:layer="layout" svg:width="0.109cm" svg:height="0.853cm" svg:x="9.748cm" svg:y="15.231cm" svg:viewBox="0 0 110 854" draw:points="0,0 110,0 110,854 0,854">
          <text:p/>
        </draw:polyline>
        <draw:frame draw:style-name="gr13" draw:text-style-name="P7" draw:layer="layout" svg:width="1.281cm" svg:height="0.289cm" svg:x="4.398cm" svg:y="15.796cm">
          <draw:text-box>
            <text:p text:style-name="P3"><text:span text:style-name="T4"><text:s/></text:span><text:span text:style-name="T4">KY092459</text:span></text:p>
          </draw:text-box>
        </draw:frame>
        <draw:line draw:style-name="gr2" draw:text-style-name="P2" draw:layer="layout" svg:x1="4.065cm" svg:y1="15.742cm" svg:x2="4.065cm" svg:y2="15.955cm">
          <text:p/>
        </draw:line>
        <draw:line draw:style-name="gr2" draw:text-style-name="P2" draw:layer="layout" svg:x1="2.149cm" svg:y1="15.732cm" svg:x2="4.065cm" svg:y2="15.732cm">
          <text:p/>
        </draw:line>
        <draw:polyline draw:style-name="gr2" draw:text-style-name="P2" draw:layer="layout" svg:width="0.109cm" svg:height="0.257cm" svg:x="5.226cm" svg:y="16.124cm" svg:viewBox="0 0 110 258" draw:points="0,0 110,0 110,258 0,258">
          <text:p/>
        </draw:polyline>
        <draw:frame draw:style-name="gr37" draw:text-style-name="P6" draw:layer="layout" svg:width="1.458cm" svg:height="0.268cm" svg:x="9.922cm" svg:y="15.504cm">
          <draw:text-box>
            <text:p text:style-name="P3"><text:span text:style-name="T3">Gau-Algesheim</text:span></text:p>
          </draw:text-box>
        </draw:frame>
        <draw:frame draw:style-name="gr33" draw:text-style-name="P6" draw:layer="layout" svg:width="3.363cm" svg:height="0.268cm" svg:x="5.4cm" svg:y="16.099cm">
          <draw:text-box>
            <text:p text:style-name="P3"><text:span text:style-name="T3">K035. Rab.DEU.SH.rabbit.FLI.2015</text:span></text:p>
          </draw:text-box>
        </draw:frame>
        <draw:line draw:style-name="gr2" draw:text-style-name="P2" draw:layer="layout" svg:x1="3.022cm" svg:y1="16.253cm" svg:x2="3.355cm" svg:y2="16.253cm">
          <text:p/>
        </draw:line>
        <draw:polyline draw:style-name="gr2" draw:text-style-name="P2" draw:layer="layout" svg:width="0.109cm" svg:height="0.258cm" svg:x="5.241cm" svg:y="16.421cm" svg:viewBox="0 0 110 259" draw:points="0,0 110,0 110,259 0,259">
          <text:p/>
        </draw:polyline>
        <draw:frame draw:style-name="gr13" draw:text-style-name="P7" draw:layer="layout" svg:width="1.281cm" svg:height="0.289cm" svg:x="3.688cm" svg:y="16.094cm">
          <draw:text-box>
            <text:p text:style-name="P3"><text:span text:style-name="T4"><text:s/></text:span><text:span text:style-name="T4">KY092453</text:span></text:p>
          </draw:text-box>
        </draw:frame>
        <draw:frame draw:style-name="gr33" draw:text-style-name="P6" draw:layer="layout" svg:width="3.363cm" svg:height="0.268cm" svg:x="5.415cm" svg:y="16.397cm">
          <draw:text-box>
            <text:p text:style-name="P3"><text:span text:style-name="T3">K048. Rab.DEU.SH.rabbit.FLI.2015</text:span></text:p>
          </draw:text-box>
        </draw:frame>
        <draw:line draw:style-name="gr2" draw:text-style-name="P2" draw:layer="layout" svg:x1="3.186cm" svg:y1="16.55cm" svg:x2="3.37cm" svg:y2="16.55cm">
          <text:p/>
        </draw:line>
        <draw:polyline draw:style-name="gr2" draw:text-style-name="P2" draw:layer="layout" svg:width="0.109cm" svg:height="0.258cm" svg:x="5.142cm" svg:y="16.719cm" svg:viewBox="0 0 110 259" draw:points="0,0 110,0 110,259 0,259">
          <text:p/>
        </draw:polyline>
        <draw:frame draw:style-name="gr13" draw:text-style-name="P7" draw:layer="layout" svg:width="1.281cm" svg:height="0.289cm" svg:x="3.703cm" svg:y="16.392cm">
          <draw:text-box>
            <text:p text:style-name="P3"><text:span text:style-name="T4"><text:s/></text:span><text:span text:style-name="T4">KY092454</text:span></text:p>
          </draw:text-box>
        </draw:frame>
        <draw:frame draw:style-name="gr33" draw:text-style-name="P6" draw:layer="layout" svg:width="3.363cm" svg:height="0.268cm" svg:x="5.316cm" svg:y="16.694cm">
          <draw:text-box>
            <text:p text:style-name="P3"><text:span text:style-name="T3">K031. Rab.DEU.SH.rabbit.FLI.2015</text:span></text:p>
          </draw:text-box>
        </draw:frame>
        <draw:line draw:style-name="gr2" draw:text-style-name="P2" draw:layer="layout" svg:x1="3.186cm" svg:y1="16.848cm" svg:x2="3.271cm" svg:y2="16.848cm">
          <text:p/>
        </draw:line>
        <draw:line draw:style-name="gr2" draw:text-style-name="P2" draw:layer="layout" svg:x1="3.176cm" svg:y1="16.55cm" svg:x2="3.176cm" svg:y2="16.689cm">
          <text:p/>
        </draw:line>
        <draw:line draw:style-name="gr2" draw:text-style-name="P2" draw:layer="layout" svg:x1="3.176cm" svg:y1="16.709cm" svg:x2="3.176cm" svg:y2="16.848cm">
          <text:p/>
        </draw:line>
        <draw:polyline draw:style-name="gr2" draw:text-style-name="P2" draw:layer="layout" svg:width="0.035cm" svg:height="0.322cm" svg:x="3.141cm" svg:y="16.699cm" svg:viewBox="0 0 36 323" draw:points="0,323 0,0 36,0">
          <text:p/>
        </draw:polyline>
        <draw:polyline draw:style-name="gr2" draw:text-style-name="P2" draw:layer="layout" svg:width="0.109cm" svg:height="0.258cm" svg:x="5.266cm" svg:y="17.016cm" svg:viewBox="0 0 110 259" draw:points="0,0 110,0 110,259 0,259">
          <text:p/>
        </draw:polyline>
        <draw:frame draw:style-name="gr13" draw:text-style-name="P7" draw:layer="layout" svg:width="1.281cm" svg:height="0.289cm" svg:x="3.604cm" svg:y="16.689cm">
          <draw:text-box>
            <text:p text:style-name="P3"><text:span text:style-name="T4"><text:s/></text:span><text:span text:style-name="T4">KY092461</text:span></text:p>
          </draw:text-box>
        </draw:frame>
        <draw:frame draw:style-name="gr33" draw:text-style-name="P6" draw:layer="layout" svg:width="3.363cm" svg:height="0.268cm" svg:x="5.44cm" svg:y="16.992cm">
          <draw:text-box>
            <text:p text:style-name="P3"><text:span text:style-name="T3">K027. Rab.DEU.SH.rabbit.FLI.2015</text:span></text:p>
          </draw:text-box>
        </draw:frame>
        <draw:line draw:style-name="gr2" draw:text-style-name="P2" draw:layer="layout" svg:x1="3.211cm" svg:y1="17.145cm" svg:x2="3.395cm" svg:y2="17.145cm">
          <text:p/>
        </draw:line>
        <draw:polyline draw:style-name="gr2" draw:text-style-name="P2" draw:layer="layout" svg:width="0.109cm" svg:height="0.258cm" svg:x="5.167cm" svg:y="17.314cm" svg:viewBox="0 0 110 259" draw:points="0,0 110,0 110,259 0,259">
          <text:p/>
        </draw:polyline>
        <draw:frame draw:style-name="gr13" draw:text-style-name="P7" draw:layer="layout" svg:width="1.281cm" svg:height="0.289cm" svg:x="3.728cm" svg:y="16.987cm">
          <draw:text-box>
            <text:p text:style-name="P3"><text:span text:style-name="T4"><text:s/></text:span><text:span text:style-name="T4">KY092452</text:span></text:p>
          </draw:text-box>
        </draw:frame>
        <draw:frame draw:style-name="gr33" draw:text-style-name="P6" draw:layer="layout" svg:width="3.363cm" svg:height="0.268cm" svg:x="5.341cm" svg:y="17.29cm">
          <draw:text-box>
            <text:p text:style-name="P3"><text:span text:style-name="T3">K051. Rab.DEU.SH.rabbit.FLI.2015</text:span></text:p>
          </draw:text-box>
        </draw:frame>
        <draw:line draw:style-name="gr2" draw:text-style-name="P2" draw:layer="layout" svg:x1="3.261cm" svg:y1="17.443cm" svg:x2="3.295cm" svg:y2="17.443cm">
          <text:p/>
        </draw:line>
        <draw:polyline draw:style-name="gr2" draw:text-style-name="P2" draw:layer="layout" svg:width="0.109cm" svg:height="0.257cm" svg:x="5.167cm" svg:y="17.612cm" svg:viewBox="0 0 110 258" draw:points="0,0 110,0 110,258 0,258">
          <text:p/>
        </draw:polyline>
        <draw:frame draw:style-name="gr13" draw:text-style-name="P7" draw:layer="layout" svg:width="1.281cm" svg:height="0.289cm" svg:x="3.628cm" svg:y="17.284cm">
          <draw:text-box>
            <text:p text:style-name="P3"><text:span text:style-name="T4"><text:s/></text:span><text:span text:style-name="T4">KY092462</text:span></text:p>
          </draw:text-box>
        </draw:frame>
        <draw:frame draw:style-name="gr33" draw:text-style-name="P6" draw:layer="layout" svg:width="3.363cm" svg:height="0.268cm" svg:x="5.341cm" svg:y="17.587cm">
          <draw:text-box>
            <text:p text:style-name="P3"><text:span text:style-name="T3">K052. Rab.DEU.SH.rabbit.FLI.2015</text:span></text:p>
          </draw:text-box>
        </draw:frame>
        <draw:line draw:style-name="gr2" draw:text-style-name="P2" draw:layer="layout" svg:x1="3.261cm" svg:y1="17.741cm" svg:x2="3.295cm" svg:y2="17.741cm">
          <text:p/>
        </draw:line>
        <draw:line draw:style-name="gr2" draw:text-style-name="P2" draw:layer="layout" svg:x1="3.251cm" svg:y1="17.443cm" svg:x2="3.251cm" svg:y2="17.582cm">
          <text:p/>
        </draw:line>
        <draw:line draw:style-name="gr2" draw:text-style-name="P2" draw:layer="layout" svg:x1="3.251cm" svg:y1="17.602cm" svg:x2="3.251cm" svg:y2="17.741cm">
          <text:p/>
        </draw:line>
        <draw:polyline draw:style-name="gr2" draw:text-style-name="P2" draw:layer="layout" svg:width="0.05cm" svg:height="0.214cm" svg:x="3.201cm" svg:y="17.378cm" svg:viewBox="0 0 51 215" draw:points="0,0 0,215 51,215">
          <text:p/>
        </draw:polyline>
        <draw:line draw:style-name="gr2" draw:text-style-name="P2" draw:layer="layout" svg:x1="3.201cm" svg:y1="17.145cm" svg:x2="3.201cm" svg:y2="17.359cm">
          <text:p/>
        </draw:line>
        <draw:polyline draw:style-name="gr2" draw:text-style-name="P2" draw:layer="layout" svg:width="0.06cm" svg:height="0.328cm" svg:x="3.141cm" svg:y="17.041cm" svg:viewBox="0 0 61 329" draw:points="0,0 0,329 61,329">
          <text:p/>
        </draw:polyline>
        <draw:polyline draw:style-name="gr2" draw:text-style-name="P2" draw:layer="layout" svg:width="0.129cm" svg:height="0.382cm" svg:x="3.012cm" svg:y="16.649cm" svg:viewBox="0 0 130 383" draw:points="0,0 0,383 130,383">
          <text:p/>
        </draw:polyline>
        <draw:polyline draw:style-name="gr2" draw:text-style-name="P2" draw:layer="layout" svg:width="0.109cm" svg:height="1.745cm" svg:x="8.939cm" svg:y="16.124cm" svg:viewBox="0 0 110 1746" draw:points="0,0 110,0 110,1746 0,1746">
          <text:p/>
        </draw:polyline>
        <draw:frame draw:style-name="gr13" draw:text-style-name="P7" draw:layer="layout" svg:width="1.281cm" svg:height="0.289cm" svg:x="3.628cm" svg:y="17.582cm">
          <draw:text-box>
            <text:p text:style-name="P3"><text:span text:style-name="T4"><text:s/></text:span><text:span text:style-name="T4">KY092463</text:span></text:p>
          </draw:text-box>
        </draw:frame>
        <draw:line draw:style-name="gr2" draw:text-style-name="P2" draw:layer="layout" svg:x1="3.012cm" svg:y1="16.253cm" svg:x2="3.012cm" svg:y2="16.629cm">
          <text:p/>
        </draw:line>
        <draw:line draw:style-name="gr2" draw:text-style-name="P2" draw:layer="layout" svg:x1="2.149cm" svg:y1="16.639cm" svg:x2="3.012cm" svg:y2="16.639cm">
          <text:p/>
        </draw:line>
        <draw:line draw:style-name="gr2" draw:text-style-name="P2" draw:layer="layout" svg:x1="2.139cm" svg:y1="15.732cm" svg:x2="2.139cm" svg:y2="16.173cm">
          <text:p/>
        </draw:line>
        <draw:line draw:style-name="gr2" draw:text-style-name="P2" draw:layer="layout" svg:x1="2.139cm" svg:y1="16.193cm" svg:x2="2.139cm" svg:y2="16.639cm">
          <text:p/>
        </draw:line>
        <draw:polyline draw:style-name="gr2" draw:text-style-name="P2" draw:layer="layout" svg:width="0.194cm" svg:height="0.665cm" svg:x="1.945cm" svg:y="15.518cm" svg:viewBox="0 0 195 666" draw:points="0,0 0,666 195,666">
          <text:p/>
        </draw:polyline>
        <draw:line draw:style-name="gr2" draw:text-style-name="P2" draw:layer="layout" svg:x1="1.945cm" svg:y1="14.839cm" svg:x2="1.945cm" svg:y2="15.499cm">
          <text:p/>
        </draw:line>
        <draw:polyline draw:style-name="gr2" draw:text-style-name="P2" draw:layer="layout" svg:width="0.422cm" svg:height="1.284cm" svg:x="1.523cm" svg:y="14.224cm" svg:viewBox="0 0 423 1285" draw:points="0,0 0,1285 423,1285">
          <text:p/>
        </draw:polyline>
        <draw:line draw:style-name="gr2" draw:text-style-name="P2" draw:layer="layout" svg:x1="1.523cm" svg:y1="12.919cm" svg:x2="1.523cm" svg:y2="14.204cm">
          <text:p/>
        </draw:line>
        <draw:polyline draw:style-name="gr2" draw:text-style-name="P2" draw:layer="layout" svg:width="0.134cm" svg:height="2.178cm" svg:x="1.389cm" svg:y="12.036cm" svg:viewBox="0 0 135 2179" draw:points="0,0 0,2179 135,2179">
          <text:p/>
        </draw:polyline>
        <draw:polyline draw:style-name="gr2" draw:text-style-name="P2" draw:layer="layout" svg:width="0.6cm" svg:height="3.031cm" svg:x="0.789cm" svg:y="8.996cm" svg:viewBox="0 0 601 3032" draw:points="0,0 0,3032 601,3032">
          <text:p/>
        </draw:polyline>
        <draw:polyline draw:style-name="gr2" draw:text-style-name="P2" draw:layer="layout" svg:width="0.159cm" svg:height="12.201cm" svg:x="13.935cm" svg:y="5.668cm" svg:viewBox="0 0 160 12202" draw:points="0,0 160,0 160,12202 0,12202">
          <text:p/>
        </draw:polyline>
        <draw:frame draw:style-name="gr40" draw:text-style-name="P6" draw:layer="layout" svg:width="0.514cm" svg:height="0.268cm" svg:x="9.113cm" svg:y="16.843cm">
          <draw:text-box>
            <text:p text:style-name="P3"><text:span text:style-name="T3">Hohn</text:span></text:p>
          </draw:text-box>
        </draw:frame>
        <draw:line draw:style-name="gr2" draw:text-style-name="P2" draw:layer="layout" svg:x1="0.789cm" svg:y1="5.946cm" svg:x2="0.789cm" svg:y2="8.976cm">
          <text:p/>
        </draw:line>
        <draw:line draw:style-name="gr2" draw:text-style-name="P2" draw:layer="layout" svg:x1="0.208cm" svg:y1="8.986cm" svg:x2="0.789cm" svg:y2="8.986cm">
          <text:p/>
        </draw:line>
        <draw:line draw:style-name="gr2" draw:text-style-name="P2" draw:layer="layout" svg:x1="0.198cm" svg:y1="6.392cm" svg:x2="0.198cm" svg:y2="8.986cm">
          <text:p/>
        </draw:line>
        <draw:path draw:style-name="gr41" draw:text-style-name="P1" draw:layer="layout" svg:width="0.224cm" svg:height="0.223cm" svg:x="8.956cm" svg:y="5.06cm" svg:viewBox="0 0 225 224" svg:d="M225 112c0-62-50-112-112-112-63 0-113 50-113 112 0 61 50 112 113 112 62 0 112-51 112-112z">
          <text:p/>
        </draw:path>
        <draw:path draw:style-name="gr41" draw:text-style-name="P1" draw:layer="layout" svg:width="0.223cm" svg:height="0.223cm" svg:x="3.869cm" svg:y="9.564cm" svg:viewBox="0 0 224 224" svg:d="M224 111c0-61-50-111-112-111-61 0-112 50-112 111 0 63 51 113 112 113 62 0 112-50 112-113z">
          <text:p/>
        </draw:path>
        <draw:path draw:style-name="gr41" draw:text-style-name="P1" draw:layer="layout" svg:width="0.224cm" svg:height="0.224cm" svg:x="3.65cm" svg:y="9.861cm" svg:viewBox="0 0 225 225" svg:d="M225 113c0-63-50-113-112-113s-113 50-113 113c0 62 51 112 113 112s112-50 112-112z">
          <text:p/>
        </draw:path>
        <draw:path draw:style-name="gr41" draw:text-style-name="P1" draw:layer="layout" svg:width="0.223cm" svg:height="0.223cm" svg:x="3.606cm" svg:y="10.159cm" svg:viewBox="0 0 224 224" svg:d="M224 112c0-62-50-112-112-112s-112 50-112 112c0 61 50 112 112 112s112-51 112-112z">
          <text:p/>
        </draw:path>
        <draw:path draw:style-name="gr41" draw:text-style-name="P1" draw:layer="layout" svg:width="0.224cm" svg:height="0.223cm" svg:x="3.486cm" svg:y="10.457cm" svg:viewBox="0 0 225 224" svg:d="M225 111c0-61-51-111-113-111s-112 50-112 111c0 63 50 113 112 113s113-50 113-113z">
          <text:p/>
        </draw:path>
        <draw:path draw:style-name="gr41" draw:text-style-name="P1" draw:layer="layout" svg:width="0.223cm" svg:height="0.223cm" svg:x="3.531cm" svg:y="10.754cm" svg:viewBox="0 0 224 224" svg:d="M224 113c0-63-50-113-112-113s-112 50-112 113c0 62 50 111 112 111s112-49 112-111z">
          <text:p/>
        </draw:path>
        <draw:path draw:style-name="gr41" draw:text-style-name="P1" draw:layer="layout" svg:width="0.223cm" svg:height="0.224cm" svg:x="2.514cm" svg:y="11.349cm" svg:viewBox="0 0 224 225" svg:d="M224 112c0-62-50-112-112-112s-112 50-112 112c0 63 50 113 112 113s112-50 112-113z">
          <text:p/>
        </draw:path>
        <draw:path draw:style-name="gr41" draw:text-style-name="P1" draw:layer="layout" svg:width="0.223cm" svg:height="0.223cm" svg:x="2.375cm" svg:y="11.647cm" svg:viewBox="0 0 224 224" svg:d="M224 113c0-63-51-113-113-113-61 0-111 50-111 113 0 61 50 111 111 111 62 0 113-50 113-111z">
          <text:p/>
        </draw:path>
        <draw:path draw:style-name="gr41" draw:text-style-name="P1" draw:layer="layout" svg:width="0.223cm" svg:height="0.223cm" svg:x="2.375cm" svg:y="11.945cm" svg:viewBox="0 0 224 224" svg:d="M224 111c0-61-51-111-113-111-61 0-111 50-111 111 0 62 50 113 111 113 62 0 113-51 113-113z">
          <text:p/>
        </draw:path>
        <draw:path draw:style-name="gr41" draw:text-style-name="P1" draw:layer="layout" svg:width="0.224cm" svg:height="0.223cm" svg:x="2.528cm" svg:y="12.242cm" svg:viewBox="0 0 225 224" svg:d="M225 112c0-62-50-112-112-112s-113 50-113 112c0 63 51 112 113 112s112-49 112-112z">
          <text:p/>
        </draw:path>
        <draw:path draw:style-name="gr41" draw:text-style-name="P1" draw:layer="layout" svg:width="0.224cm" svg:height="0.223cm" svg:x="2.543cm" svg:y="12.54cm" svg:viewBox="0 0 225 224" svg:d="M225 112c0-62-50-112-112-112s-113 50-113 112 51 112 113 112 112-50 112-112z">
          <text:p/>
        </draw:path>
        <draw:path draw:style-name="gr41" draw:text-style-name="P1" draw:layer="layout" svg:width="0.223cm" svg:height="0.224cm" svg:x="2.732cm" svg:y="12.837cm" svg:viewBox="0 0 224 225" svg:d="M224 112c0-62-50-112-111-112-63 0-113 50-113 112s50 113 113 113c61 0 111-51 111-113z">
          <text:p/>
        </draw:path>
        <draw:path draw:style-name="gr41" draw:text-style-name="P1" draw:layer="layout" svg:width="0.223cm" svg:height="0.223cm" svg:x="2.633cm" svg:y="13.135cm" svg:viewBox="0 0 224 224" svg:d="M224 112c0-62-50-112-113-112-61 0-111 50-111 112s50 112 111 112c63 0 113-50 113-112z">
          <text:p/>
        </draw:path>
        <draw:path draw:style-name="gr41" draw:text-style-name="P1" draw:layer="layout" svg:width="0.223cm" svg:height="0.223cm" svg:x="2.906cm" svg:y="13.433cm" svg:viewBox="0 0 224 224" svg:d="M224 112c0-62-50-112-112-112s-112 50-112 112 50 112 112 112 112-50 112-112z">
          <text:p/>
        </draw:path>
        <draw:path draw:style-name="gr41" draw:text-style-name="P1" draw:layer="layout" svg:width="0.223cm" svg:height="0.224cm" svg:x="2.757cm" svg:y="13.73cm" svg:viewBox="0 0 224 225" svg:d="M224 112c0-62-50-112-112-112-61 0-112 50-112 112s51 113 112 113c62 0 112-51 112-113z">
          <text:p/>
        </draw:path>
        <draw:path draw:style-name="gr41" draw:text-style-name="P1" draw:layer="layout" svg:width="0.223cm" svg:height="0.223cm" svg:x="2.851cm" svg:y="14.028cm" svg:viewBox="0 0 224 224" svg:d="M224 112c0-62-50-112-112-112s-112 50-112 112 50 112 112 112 112-50 112-112z">
          <text:p/>
        </draw:path>
        <draw:path draw:style-name="gr41" draw:text-style-name="P1" draw:layer="layout" svg:width="0.223cm" svg:height="0.223cm" svg:x="4.271cm" svg:y="14.326cm" svg:viewBox="0 0 224 224" svg:d="M224 112c0-63-50-112-112-112s-112 49-112 112c0 62 50 112 112 112s112-50 112-112z">
          <text:p/>
        </draw:path>
        <draw:path draw:style-name="gr41" draw:text-style-name="P1" draw:layer="layout" svg:width="0.224cm" svg:height="0.223cm" svg:x="4.191cm" svg:y="14.623cm" svg:viewBox="0 0 225 224" svg:d="M225 112c0-62-50-112-113-112-62 0-112 50-112 112 0 61 50 112 112 112 63 0 113-51 113-112z">
          <text:p/>
        </draw:path>
        <draw:path draw:style-name="gr41" draw:text-style-name="P1" draw:layer="layout" svg:width="0.224cm" svg:height="0.223cm" svg:x="3.64cm" svg:y="14.921cm" svg:viewBox="0 0 225 224" svg:d="M225 111c0-61-50-111-112-111s-113 50-113 111c0 63 51 113 113 113s112-50 112-113z">
          <text:p/>
        </draw:path>
        <draw:path draw:style-name="gr41" draw:text-style-name="P1" draw:layer="layout" svg:width="0.224cm" svg:height="0.224cm" svg:x="4.295cm" svg:y="15.218cm" svg:viewBox="0 0 225 225" svg:d="M225 113c0-63-50-113-112-113-63 0-113 50-113 113 0 62 50 112 113 112 62 0 112-50 112-112z">
          <text:p/>
        </draw:path>
        <draw:path draw:style-name="gr41" draw:text-style-name="P1" draw:layer="layout" svg:width="0.223cm" svg:height="0.223cm" svg:x="4.246cm" svg:y="15.516cm" svg:viewBox="0 0 224 224" svg:d="M224 112c0-62-50-112-111-112-63 0-113 50-113 112 0 61 50 112 113 112 61 0 111-51 111-112z">
          <text:p/>
        </draw:path>
        <draw:path draw:style-name="gr41" draw:text-style-name="P1" draw:layer="layout" svg:width="0.223cm" svg:height="0.223cm" svg:x="4.157cm" svg:y="15.814cm" svg:viewBox="0 0 224 224" svg:d="M224 111c0-62-51-111-113-111-61 0-111 49-111 111 0 63 50 113 111 113 62 0 113-50 113-113z">
          <text:p/>
        </draw:path>
        <draw:path draw:style-name="gr41" draw:text-style-name="P1" draw:layer="layout" svg:width="0.223cm" svg:height="0.223cm" svg:x="3.447cm" svg:y="16.111cm" svg:viewBox="0 0 224 224" svg:d="M224 113c0-63-50-113-112-113-61 0-112 50-112 113 0 61 51 111 112 111 62 0 112-50 112-111z">
          <text:p/>
        </draw:path>
        <draw:path draw:style-name="gr41" draw:text-style-name="P1" draw:layer="layout" svg:width="0.223cm" svg:height="0.223cm" svg:x="3.462cm" svg:y="16.409cm" svg:viewBox="0 0 224 224" svg:d="M224 111c0-61-51-111-113-111-61 0-111 50-111 111 0 62 50 113 111 113 62 0 113-51 113-113z">
          <text:p/>
        </draw:path>
        <draw:path draw:style-name="gr41" draw:text-style-name="P1" draw:layer="layout" svg:width="0.224cm" svg:height="0.224cm" svg:x="3.362cm" svg:y="16.706cm" svg:viewBox="0 0 225 225" svg:d="M225 112c0-62-50-112-112-112-63 0-113 50-113 112 0 63 50 113 113 113 62 0 112-50 112-113z">
          <text:p/>
        </draw:path>
        <draw:path draw:style-name="gr41" draw:text-style-name="P1" draw:layer="layout" svg:width="0.224cm" svg:height="0.223cm" svg:x="3.486cm" svg:y="17.004cm" svg:viewBox="0 0 225 224" svg:d="M225 113c0-63-51-113-113-113s-112 50-112 113c0 61 50 111 112 111s113-50 113-111z">
          <text:p/>
        </draw:path>
        <draw:path draw:style-name="gr41" draw:text-style-name="P1" draw:layer="layout" svg:width="0.224cm" svg:height="0.223cm" svg:x="3.387cm" svg:y="17.302cm" svg:viewBox="0 0 225 224" svg:d="M225 111c0-61-50-111-112-111-63 0-113 50-113 111 0 62 50 113 113 113 62 0 112-51 112-113z">
          <text:p/>
        </draw:path>
        <draw:path draw:style-name="gr41" draw:text-style-name="P1" draw:layer="layout" svg:width="0.224cm" svg:height="0.223cm" svg:x="3.387cm" svg:y="17.599cm" svg:viewBox="0 0 225 224" svg:d="M225 112c0-62-50-112-112-112-63 0-113 50-113 112s50 112 113 112c62 0 112-50 112-112z">
          <text:p/>
        </draw:path>
        <draw:frame draw:style-name="gr42" draw:text-style-name="P4" draw:layer="layout" svg:width="0.62cm" svg:height="0.383cm" svg:x="14.184cm" svg:y="11.546cm">
          <draw:text-box>
            <text:p text:style-name="P3"><text:span text:style-name="T1">Rab</text:span></text:p>
          </draw:text-box>
        </draw:frame>
        <draw:frame draw:style-name="gr43" draw:text-style-name="P8" draw:layer="layout" svg:width="0.4cm" svg:height="0.217cm" svg:x="10.62cm" svg:y="9.457cm">
          <draw:text-box>
            <text:p text:style-name="P3"><text:span text:style-name="T7">1 0 0</text:span></text:p>
          </draw:text-box>
        </draw:frame>
        <draw:frame draw:style-name="gr44" draw:text-style-name="P8" draw:layer="layout" svg:width="0.252cm" svg:height="0.217cm" svg:x="3.777cm" svg:y="15.478cm">
          <draw:text-box>
            <text:p text:style-name="P3"><text:span text:style-name="T7">9 9</text:span></text:p>
          </draw:text-box>
        </draw:frame>
        <draw:frame draw:style-name="gr44" draw:text-style-name="P8" draw:layer="layout" svg:width="0.252cm" svg:height="0.217cm" svg:x="3.107cm" svg:y="10.816cm">
          <draw:text-box>
            <text:p text:style-name="P3"><text:span text:style-name="T7">7 3</text:span></text:p>
          </draw:text-box>
        </draw:frame>
        <draw:frame draw:style-name="gr44" draw:text-style-name="P8" draw:layer="layout" svg:width="0.252cm" svg:height="0.217cm" svg:x="3.733cm" svg:y="14.362cm">
          <draw:text-box>
            <text:p text:style-name="P3"><text:span text:style-name="T7">8 8</text:span></text:p>
          </draw:text-box>
        </draw:frame>
        <draw:frame draw:style-name="gr44" draw:text-style-name="P8" draw:layer="layout" svg:width="0.252cm" svg:height="0.217cm" svg:x="3.187cm" svg:y="6.287cm">
          <draw:text-box>
            <text:p text:style-name="P3"><text:span text:style-name="T7">8 4</text:span></text:p>
          </draw:text-box>
        </draw:frame>
        <draw:frame draw:style-name="gr44" draw:text-style-name="P8" draw:layer="layout" svg:width="0.252cm" svg:height="0.217cm" svg:x="3.072cm" svg:y="10.593cm">
          <draw:text-box>
            <text:p text:style-name="P3"><text:span text:style-name="T7">9 4</text:span></text:p>
          </draw:text-box>
        </draw:frame>
        <draw:frame draw:style-name="gr44" draw:text-style-name="P8" draw:layer="layout" svg:width="0.252cm" svg:height="0.217cm" svg:x="3.137cm" svg:y="6.51cm">
          <draw:text-box>
            <text:p text:style-name="P3"><text:span text:style-name="T7">5 4</text:span></text:p>
          </draw:text-box>
        </draw:frame>
        <draw:frame draw:style-name="gr44" draw:text-style-name="P8" draw:layer="layout" svg:width="0.252cm" svg:height="0.217cm" svg:x="3.087cm" svg:y="6.768cm">
          <draw:text-box>
            <text:p text:style-name="P3"><text:span text:style-name="T7">9 6</text:span></text:p>
          </draw:text-box>
        </draw:frame>
        <draw:frame draw:style-name="gr44" draw:text-style-name="P8" draw:layer="layout" svg:width="0.252cm" svg:height="0.217cm" svg:x="2.378cm" svg:y="14.089cm">
          <draw:text-box>
            <text:p text:style-name="P3"><text:span text:style-name="T7">8 0</text:span></text:p>
          </draw:text-box>
        </draw:frame>
        <draw:frame draw:style-name="gr44" draw:text-style-name="P8" draw:layer="layout" svg:width="0.252cm" svg:height="0.217cm" svg:x="1.995cm" svg:y="11.535cm">
          <draw:text-box>
            <text:p text:style-name="P3"><text:span text:style-name="T7">9 2</text:span></text:p>
          </draw:text-box>
        </draw:frame>
        <draw:frame draw:style-name="gr44" draw:text-style-name="P8" draw:layer="layout" svg:width="0.252cm" svg:height="0.217cm" svg:x="2.963cm" svg:y="17.661cm">
          <draw:text-box>
            <text:p text:style-name="P3"><text:span text:style-name="T7">7 4</text:span></text:p>
          </draw:text-box>
        </draw:frame>
        <draw:frame draw:style-name="gr44" draw:text-style-name="P8" draw:layer="layout" svg:width="0.252cm" svg:height="0.217cm" svg:x="2.854cm" svg:y="17.1cm">
          <draw:text-box>
            <text:p text:style-name="P3"><text:span text:style-name="T7">6 9</text:span></text:p>
          </draw:text-box>
        </draw:frame>
        <draw:frame draw:style-name="gr44" draw:text-style-name="P8" draw:layer="layout" svg:width="0.252cm" svg:height="0.217cm" svg:x="2.333cm" svg:y="13.866cm">
          <draw:text-box>
            <text:p text:style-name="P3"><text:span text:style-name="T7">9 7</text:span></text:p>
          </draw:text-box>
        </draw:frame>
        <draw:frame draw:style-name="gr44" draw:text-style-name="P8" draw:layer="layout" svg:width="0.252cm" svg:height="0.217cm" svg:x="1.876cm" svg:y="11.833cm">
          <draw:text-box>
            <text:p text:style-name="P3"><text:span text:style-name="T7">6 3</text:span></text:p>
          </draw:text-box>
        </draw:frame>
        <draw:frame draw:style-name="gr44" draw:text-style-name="P8" draw:layer="layout" svg:width="0.252cm" svg:height="0.217cm" svg:x="2.725cm" svg:y="16.708cm">
          <draw:text-box>
            <text:p text:style-name="P3"><text:span text:style-name="T7">9 5</text:span></text:p>
          </draw:text-box>
        </draw:frame>
        <draw:frame draw:style-name="gr44" draw:text-style-name="P8" draw:layer="layout" svg:width="0.252cm" svg:height="0.217cm" svg:x="3.137cm" svg:y="14.585cm">
          <draw:text-box>
            <text:p text:style-name="P3"><text:span text:style-name="T7">9 5</text:span></text:p>
          </draw:text-box>
        </draw:frame>
        <draw:frame draw:style-name="gr44" draw:text-style-name="P8" draw:layer="layout" svg:width="0.252cm" svg:height="0.217cm" svg:x="2.641cm" svg:y="7.046cm">
          <draw:text-box>
            <text:p text:style-name="P3"><text:span text:style-name="T7">9 5</text:span></text:p>
          </draw:text-box>
        </draw:frame>
        <draw:frame draw:style-name="gr44" draw:text-style-name="P8" draw:layer="layout" svg:width="0.252cm" svg:height="0.217cm" svg:x="1.926cm" svg:y="12.874cm">
          <draw:text-box>
            <text:p text:style-name="P3"><text:span text:style-name="T7">6 5</text:span></text:p>
          </draw:text-box>
        </draw:frame>
        <draw:frame draw:style-name="gr44" draw:text-style-name="P8" draw:layer="layout" svg:width="0.252cm" svg:height="0.217cm" svg:x="1.767cm" svg:y="12.13cm">
          <draw:text-box>
            <text:p text:style-name="P3"><text:span text:style-name="T7">6 5</text:span></text:p>
          </draw:text-box>
        </draw:frame>
        <draw:frame draw:style-name="gr44" draw:text-style-name="P8" draw:layer="layout" svg:width="0.252cm" svg:height="0.217cm" svg:x="6.085cm" svg:y="3.807cm">
          <draw:text-box>
            <text:p text:style-name="P3"><text:span text:style-name="T7">6 6</text:span></text:p>
          </draw:text-box>
        </draw:frame>
        <draw:frame draw:style-name="gr44" draw:text-style-name="P8" draw:layer="layout" svg:width="0.252cm" svg:height="0.217cm" svg:x="2.79cm" svg:y="9.601cm">
          <draw:text-box>
            <text:p text:style-name="P3"><text:span text:style-name="T7">5 3</text:span></text:p>
          </draw:text-box>
        </draw:frame>
        <draw:frame draw:style-name="gr44" draw:text-style-name="P8" draw:layer="layout" svg:width="0.252cm" svg:height="0.217cm" svg:x="2.596cm" svg:y="10.255cm">
          <draw:text-box>
            <text:p text:style-name="P3"><text:span text:style-name="T7">9 6</text:span></text:p>
          </draw:text-box>
        </draw:frame>
        <draw:frame draw:style-name="gr44" draw:text-style-name="P8" draw:layer="layout" svg:width="0.252cm" svg:height="0.217cm" svg:x="1.613cm" svg:y="12.666cm">
          <draw:text-box>
            <text:p text:style-name="P3"><text:span text:style-name="T7">7 5</text:span></text:p>
          </draw:text-box>
        </draw:frame>
        <draw:frame draw:style-name="gr44" draw:text-style-name="P8" draw:layer="layout" svg:width="0.252cm" svg:height="0.217cm" svg:x="5.465cm" svg:y="4.784cm">
          <draw:text-box>
            <text:p text:style-name="P3"><text:span text:style-name="T7">5 1</text:span></text:p>
          </draw:text-box>
        </draw:frame>
        <draw:frame draw:style-name="gr44" draw:text-style-name="P8" draw:layer="layout" svg:width="0.252cm" svg:height="0.217cm" svg:x="2.392cm" svg:y="8.544cm">
          <draw:text-box>
            <text:p text:style-name="P3"><text:span text:style-name="T7">7 0</text:span></text:p>
          </draw:text-box>
        </draw:frame>
        <draw:frame draw:style-name="gr44" draw:text-style-name="P8" draw:layer="layout" svg:width="0.252cm" svg:height="0.217cm" svg:x="4.507cm" svg:y="3.738cm">
          <draw:text-box>
            <text:p text:style-name="P3"><text:span text:style-name="T7">8 3</text:span></text:p>
          </draw:text-box>
        </draw:frame>
        <draw:frame draw:style-name="gr44" draw:text-style-name="P8" draw:layer="layout" svg:width="0.252cm" svg:height="0.217cm" svg:x="1.688cm" svg:y="5.692cm">
          <draw:text-box>
            <text:p text:style-name="P3"><text:span text:style-name="T7">6 6</text:span></text:p>
          </draw:text-box>
        </draw:frame>
        <draw:frame draw:style-name="gr44" draw:text-style-name="P8" draw:layer="layout" svg:width="0.252cm" svg:height="0.217cm" svg:x="4.259cm" svg:y="5.419cm">
          <draw:text-box>
            <text:p text:style-name="P3"><text:span text:style-name="T7">6 7</text:span></text:p>
          </draw:text-box>
        </draw:frame>
        <draw:frame draw:style-name="gr44" draw:text-style-name="P8" draw:layer="layout" svg:width="0.252cm" svg:height="0.217cm" svg:x="3.192cm" svg:y="4.74cm">
          <draw:text-box>
            <text:p text:style-name="P3"><text:span text:style-name="T7">7 8</text:span></text:p>
          </draw:text-box>
        </draw:frame>
        <draw:frame draw:style-name="gr44" draw:text-style-name="P8" draw:layer="layout" svg:width="0.252cm" svg:height="0.217cm" svg:x="1.231cm" svg:y="3.53cm">
          <draw:text-box>
            <text:p text:style-name="P3"><text:span text:style-name="T7">5 3</text:span></text:p>
          </draw:text-box>
        </draw:frame>
        <draw:frame draw:style-name="gr44" draw:text-style-name="P8" draw:layer="layout" svg:width="0.252cm" svg:height="0.217cm" svg:x="3.777cm" svg:y="2.751cm">
          <draw:text-box>
            <text:p text:style-name="P3"><text:span text:style-name="T7">7 5</text:span></text:p>
          </draw:text-box>
        </draw:frame>
        <draw:frame draw:style-name="gr44" draw:text-style-name="P8" draw:layer="layout" svg:width="0.252cm" svg:height="0.217cm" svg:x="2.387cm" svg:y="2.647cm">
          <draw:text-box>
            <text:p text:style-name="P3"><text:span text:style-name="T7">7 3</text:span></text:p>
          </draw:text-box>
        </draw:frame>
        <draw:line draw:style-name="gr45" draw:text-style-name="P2" draw:layer="layout" svg:x1="1.191cm" svg:y1="18.301cm" svg:x2="4.278cm" svg:y2="18.301cm">
          <text:p/>
        </draw:line>
        <draw:line draw:style-name="gr45" draw:text-style-name="P2" draw:layer="layout" svg:x1="1.191cm" svg:y1="18.222cm" svg:x2="1.191cm" svg:y2="18.38cm">
          <text:p/>
        </draw:line>
        <draw:line draw:style-name="gr45" draw:text-style-name="P2" draw:layer="layout" svg:x1="4.278cm" svg:y1="18.222cm" svg:x2="4.278cm" svg:y2="18.38cm">
          <text:p/>
        </draw:line>
        <draw:frame draw:style-name="gr44" draw:text-style-name="P8" draw:layer="layout" svg:width="0.252cm" svg:height="0.217cm" svg:x="4.864cm" svg:y="1.109cm">
          <draw:text-box>
            <text:p text:style-name="P3"><text:span text:style-name="T7">7 3</text:span></text:p>
          </draw:text-box>
        </draw:frame>
        <draw:frame draw:style-name="gr46" draw:text-style-name="P6" draw:layer="layout" svg:width="0.307cm" svg:height="0.251cm" svg:x="2.586cm" svg:y="18.398cm">
          <draw:text-box>
            <text:p text:style-name="P3"><text:span text:style-name="T8">0.2</text:span></text:p>
          </draw:text-box>
        </draw:frame>
        <draw:line draw:style-name="gr47" draw:text-style-name="P2" draw:layer="layout" svg:x1="6.019cm" svg:y1="9.393cm" svg:x2="11cm" svg:y2="9.393cm">
          <text:p/>
        </draw:line>
        <draw:frame draw:style-name="gr48" draw:text-style-name="P10" draw:layer="layout" svg:width="0.9cm" svg:height="0.6cm" svg:x="5.8cm" svg:y="9.1cm">
          <draw:text-box>
            <text:p text:style-name="P9">//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icrosoftSansSerif1" svg:font-family="MicrosoftSansSerif"/>
    <style:font-face style:name="Tahoma1" svg:font-family="Tahoma"/>
    <style:font-face style:name="Arial" svg:font-family="Arial" style:font-pitch="variable"/>
    <style:font-face style:name="Liberation Serif1" svg:font-family="'Liberation Serif'" style:font-pitch="variable"/>
    <style:font-face style:name="MicrosoftSansSerif" svg:font-family="MicrosoftSansSerif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1cm" fo:margin-left="0.1cm" fo:margin-right="0.1cm" fo:page-width="16.2cm" fo:page-height="18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1-11T00:40:40.659000000</dc:date>
    <meta:editing-duration>PT10M25S</meta:editing-duration>
    <meta:editing-cycles>2</meta:editing-cycles>
    <meta:generator>LibreOffice/5.2.2.2$Windows_x86 LibreOffice_project/8f96e87c890bf8fa77463cd4b640a2312823f3ad</meta:generator>
    <meta:document-statistic meta:object-count="386"/>
  </office:meta>
</office:document-meta>
</file>